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mily-generic="system" style:font-pitch="variable" style:font-charset="x-symbol"/>
    <style:font-face style:name="Wingdings" svg:font-family="Wingdings" style:font-family-generic="system" style:font-pitch="variable" style:font-charset="x-symbol"/>
    <style:font-face style:name="Palatino-Italic" svg:font-family="Palatino-Italic" style:font-family-generic="roman"/>
    <style:font-face style:name="Palatino-Roman" svg:font-family="Palatino-Roman" style:font-family-generic="roman"/>
    <style:font-face style:name="Avenir-Book" svg:font-family="Avenir-Book" style:font-family-generic="swiss"/>
    <style:font-face style:name="FreeSans" svg:font-family="FreeSans" style:font-family-generic="swiss"/>
    <style:font-face style:name="HelveticaNeue-Roman" svg:font-family="HelveticaNeue-Roman" style:font-family-generic="swiss"/>
    <style:font-face style:name="Univers-Bold" svg:font-family="Univers-Bold" style:font-family-generic="swiss"/>
    <style:font-face style:name="Univers-Light" svg:font-family="Univers-Light" style:font-family-generic="swiss"/>
    <style:font-face style:name="Wilke-Roman" svg:font-family="Wilke-Roman" style:font-family-generic="swiss"/>
    <style:font-face style:name="Rpxr" svg:font-family="Rpxr" style:font-family-generic="system"/>
    <style:font-face style:name="TimesNewRomanPSMT" svg:font-family="TimesNewRomanPSMT" style:font-family-generic="system"/>
    <style:font-face style:name="Courier New" svg:font-family="'Courier New'" style:font-family-generic="modern" style:font-pitch="fixed"/>
    <style:font-face style:name="LKLUG" svg:font-family="LKLUG"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roid Sans Fallback" svg:font-family="'Droid Sans Fallback'" style:font-family-generic="system" style:font-pitch="variable"/>
  </office:font-face-decls>
  <office:automatic-styles>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7" style:family="table">
      <style:table-properties style:width="17.381cm" fo:margin-left="0cm" table:align="left"/>
    </style:style>
    <style:style style:name="Tableau7.A" style:family="table-column">
      <style:table-column-properties style:column-width="17.381cm"/>
    </style:style>
    <style:style style:name="Tableau7.A1" style:family="table-cell">
      <style:table-cell-properties fo:padding-left="0.191cm" fo:padding-right="0.191cm" fo:padding-top="0cm" fo:padding-bottom="0cm" fo:border="0.5pt solid #000000"/>
    </style:style>
    <style:style style:name="Tableau6" style:family="table">
      <style:table-properties style:width="17.381cm" fo:margin-left="0cm" table:align="left"/>
    </style:style>
    <style:style style:name="Tableau6.A" style:family="table-column">
      <style:table-column-properties style:column-width="17.381cm"/>
    </style:style>
    <style:style style:name="Tableau6.A1" style:family="table-cell">
      <style:table-cell-properties fo:padding-left="0.191cm" fo:padding-right="0.191cm" fo:padding-top="0cm" fo:padding-bottom="0cm" fo:border="0.5pt solid #000000"/>
    </style:style>
    <style:style style:name="Tableau3" style:family="table">
      <style:table-properties style:width="16.974cm" fo:margin-left="0cm" table:align="left"/>
    </style:style>
    <style:style style:name="Tableau3.A" style:family="table-column">
      <style:table-column-properties style:column-width="4.242cm"/>
    </style:style>
    <style:style style:name="Tableau3.B" style:family="table-column">
      <style:table-column-properties style:column-width="4.244cm"/>
    </style:style>
    <style:style style:name="Tableau3.A1" style:family="table-cell">
      <style:table-cell-properties fo:padding-left="0.191cm" fo:padding-right="0.191cm" fo:padding-top="0cm" fo:padding-bottom="0cm" fo:border="0.5pt solid #000000"/>
    </style:style>
    <style:style style:name="Tableau5" style:family="table">
      <style:table-properties style:width="17.381cm" fo:margin-left="0cm" table:align="left"/>
    </style:style>
    <style:style style:name="Tableau5.A" style:family="table-column">
      <style:table-column-properties style:column-width="17.381cm"/>
    </style:style>
    <style:style style:name="Tableau5.A1" style:family="table-cell">
      <style:table-cell-properties fo:padding-left="0.191cm" fo:padding-right="0.191cm" fo:padding-top="0cm" fo:padding-bottom="0cm" fo:border="0.5pt solid #000000"/>
    </style:style>
    <style:style style:name="Tableau2" style:family="table">
      <style:table-properties style:width="17.381cm" fo:margin-left="0cm" table:align="left"/>
    </style:style>
    <style:style style:name="Tableau2.A" style:family="table-column">
      <style:table-column-properties style:column-width="17.381cm"/>
    </style:style>
    <style:style style:name="Tableau2.A1" style:family="table-cell">
      <style:table-cell-properties fo:padding-left="0.191cm" fo:padding-right="0.191cm" fo:padding-top="0cm" fo:padding-bottom="0cm" fo:border="0.5pt solid #000000"/>
    </style:style>
    <style:style style:name="P1" style:family="paragraph" style:parent-style-name="Normal">
      <style:paragraph-properties fo:margin-top="0cm" fo:margin-bottom="0cm" style:contextual-spacing="false" fo:line-height="100%" fo:orphans="2" fo:widows="2" fo:hyphenation-ladder-count="no-limit" style:text-autospace="none" style:vertical-align="auto"/>
      <style:text-properties officeooo:paragraph-rsid="0011b267" fo:hyphenate="true"/>
    </style:style>
    <style:style style:name="P2" style:family="paragraph" style:parent-style-name="Normal">
      <style:paragraph-properties fo:margin-top="0cm" fo:margin-bottom="0cm" style:contextual-spacing="false" fo:line-height="100%" fo:orphans="2" fo:widows="2" fo:hyphenation-ladder-count="no-limit" style:text-autospace="none" style:vertical-align="auto"/>
      <style:text-properties officeooo:paragraph-rsid="0012c821" fo:hyphenate="true"/>
    </style:style>
    <style:style style:name="P3" style:family="paragraph" style:parent-style-name="Normal">
      <style:paragraph-properties fo:margin-top="0cm" fo:margin-bottom="0cm" style:contextual-spacing="false" fo:line-height="100%" fo:text-align="justify" style:justify-single-word="false" fo:orphans="2" fo:widows="2" fo:hyphenation-ladder-count="no-limit" style:text-autospace="none" style:vertical-align="auto"/>
      <style:text-properties officeooo:paragraph-rsid="0011b267" fo:hyphenate="true"/>
    </style:style>
    <style:style style:name="P4" style:family="paragraph" style:parent-style-name="Normal">
      <style:paragraph-properties fo:margin-top="0cm" fo:margin-bottom="0cm" style:contextual-spacing="false" fo:line-height="100%" fo:text-align="justify" style:justify-single-word="false" fo:orphans="2" fo:widows="2" fo:hyphenation-ladder-count="no-limit" style:text-autospace="none" style:vertical-align="auto"/>
      <style:text-properties officeooo:paragraph-rsid="0012c821" fo:hyphenate="true"/>
    </style:style>
    <style:style style:name="P5" style:family="paragraph" style:parent-style-name="Normal">
      <style:paragraph-properties fo:margin-top="0cm" fo:margin-bottom="0cm" style:contextual-spacing="false" fo:line-height="100%" fo:text-align="justify" style:justify-single-word="false" fo:orphans="2" fo:widows="2" fo:hyphenation-ladder-count="no-limit" style:text-autospace="none" style:vertical-align="auto"/>
      <style:text-properties fo:language="fr" fo:country="FR" officeooo:paragraph-rsid="0011b267" fo:hyphenate="true"/>
    </style:style>
    <style:style style:name="P6" style:family="paragraph" style:parent-style-name="Normal">
      <style:paragraph-properties fo:margin-top="0cm" fo:margin-bottom="0cm" style:contextual-spacing="false" fo:line-height="100%" fo:text-align="justify" style:justify-single-word="false" fo:orphans="2" fo:widows="2" fo:hyphenation-ladder-count="no-limit" style:text-autospace="none" style:vertical-align="auto"/>
      <style:text-properties fo:language="fr" fo:country="FR" officeooo:paragraph-rsid="0012c821" fo:hyphenate="true"/>
    </style:style>
    <style:style style:name="P7" style:family="paragraph" style:parent-style-name="Normal">
      <style:paragraph-properties fo:margin-top="0cm" fo:margin-bottom="0cm" style:contextual-spacing="false" fo:line-height="100%" fo:orphans="2" fo:widows="2" fo:hyphenation-ladder-count="no-limit" style:text-autospace="none" style:vertical-align="auto"/>
      <style:text-properties fo:language="fr" fo:country="FR" officeooo:paragraph-rsid="0012c821" fo:hyphenate="true"/>
    </style:style>
    <style:style style:name="P8" style:family="paragraph" style:parent-style-name="Normal">
      <style:paragraph-properties fo:margin-top="0cm" fo:margin-bottom="0cm" style:contextual-spacing="false" fo:line-height="100%" fo:orphans="2" fo:widows="2" fo:hyphenation-ladder-count="no-limit" style:text-autospace="none" style:vertical-align="auto"/>
      <style:text-properties fo:language="fr" fo:country="FR" officeooo:paragraph-rsid="0011b267" fo:hyphenate="true"/>
    </style:style>
    <style:style style:name="P9" style:family="paragraph" style:parent-style-name="Normal">
      <style:paragraph-properties fo:margin-top="0cm" fo:margin-bottom="0cm" style:contextual-spacing="false" fo:line-height="100%" fo:text-align="justify" style:justify-single-word="false" fo:orphans="2" fo:widows="2" fo:hyphenation-ladder-count="no-limit" style:text-autospace="none" style:vertical-align="auto"/>
      <style:text-properties fo:color="#1a1a1a" style:font-name="Wilke-Roman" fo:font-size="9.5pt" fo:language="fr" fo:country="BE" officeooo:paragraph-rsid="0011b267" style:letter-kerning="false" style:font-size-asian="9.5pt" style:font-name-complex="Wilke-Roman" style:font-size-complex="9.5pt" fo:hyphenate="true"/>
    </style:style>
    <style:style style:name="P10" style:family="paragraph" style:parent-style-name="Normal">
      <style:paragraph-properties fo:margin-top="0cm" fo:margin-bottom="0cm" style:contextual-spacing="false" fo:line-height="100%" fo:orphans="2" fo:widows="2" fo:hyphenation-ladder-count="no-limit" style:text-autospace="none" style:vertical-align="auto"/>
      <style:text-properties fo:color="#1a1a1a" style:font-name="Wilke-Roman" fo:font-size="9.5pt" fo:language="fr" fo:country="FR" officeooo:paragraph-rsid="0011b267" style:letter-kerning="false" style:font-size-asian="9.5pt" style:font-name-complex="Wilke-Roman" style:font-size-complex="9.5pt" fo:hyphenate="true"/>
    </style:style>
    <style:style style:name="P11" style:family="paragraph" style:parent-style-name="Normal">
      <style:paragraph-properties fo:margin-top="0cm" fo:margin-bottom="0cm" style:contextual-spacing="false" fo:line-height="100%" fo:orphans="2" fo:widows="2" fo:hyphenation-ladder-count="no-limit" style:text-autospace="none" style:vertical-align="auto"/>
      <style:text-properties fo:color="#1a1a1a" style:font-name="Wilke-Roman" fo:font-size="9.5pt" fo:language="fr" fo:country="FR" officeooo:paragraph-rsid="0012c821" style:letter-kerning="false" style:font-size-asian="9.5pt" style:font-name-complex="Wilke-Roman" style:font-size-complex="9.5pt" fo:hyphenate="true"/>
    </style:style>
    <style:style style:name="P12" style:family="paragraph" style:parent-style-name="Normal">
      <style:paragraph-properties fo:margin-top="0cm" fo:margin-bottom="0cm" style:contextual-spacing="false" fo:line-height="100%" fo:text-align="justify" style:justify-single-word="false" fo:orphans="2" fo:widows="2" fo:hyphenation-ladder-count="no-limit" style:text-autospace="none" style:vertical-align="auto"/>
      <style:text-properties fo:font-weight="bold" officeooo:paragraph-rsid="0011b267" style:font-weight-asian="bold" style:font-weight-complex="bold" fo:hyphenate="true"/>
    </style:style>
    <style:style style:name="P13" style:family="paragraph" style:parent-style-name="Normal">
      <style:paragraph-properties fo:margin-top="0cm" fo:margin-bottom="0cm" style:contextual-spacing="false" fo:line-height="100%" fo:text-align="justify" style:justify-single-word="false" fo:orphans="2" fo:widows="2" fo:hyphenation-ladder-count="no-limit" style:text-autospace="none" style:vertical-align="auto"/>
      <style:text-properties style:font-name="Palatino-Roman" fo:font-size="10pt" fo:language="fr" fo:country="FR" officeooo:paragraph-rsid="0012c821" style:letter-kerning="false" style:font-size-asian="10pt" style:font-name-complex="Palatino-Roman" style:font-size-complex="10pt" fo:hyphenate="true"/>
    </style:style>
    <style:style style:name="P14" style:family="paragraph" style:parent-style-name="Normal">
      <style:paragraph-properties fo:margin-top="0cm" fo:margin-bottom="0cm" style:contextual-spacing="false" fo:line-height="100%" fo:orphans="2" fo:widows="2" fo:hyphenation-ladder-count="no-limit" style:text-autospace="none" style:vertical-align="auto"/>
      <style:text-properties style:font-name="Palatino-Roman" fo:font-size="10pt" fo:language="fr" fo:country="FR" officeooo:paragraph-rsid="0012c821" style:letter-kerning="false" style:font-size-asian="10pt" style:font-name-complex="Palatino-Roman" style:font-size-complex="10pt" fo:hyphenate="true"/>
    </style:style>
    <style:style style:name="P15" style:family="paragraph" style:parent-style-name="Normal">
      <style:paragraph-properties fo:margin-top="0cm" fo:margin-bottom="0cm" style:contextual-spacing="false" fo:line-height="100%" fo:orphans="2" fo:widows="2" fo:hyphenation-ladder-count="no-limit" style:text-autospace="none" style:vertical-align="auto"/>
      <style:text-properties style:font-name="Palatino-Roman" fo:font-size="9pt" fo:language="fr" fo:country="FR" officeooo:paragraph-rsid="0012c821" style:letter-kerning="false" style:font-size-asian="9pt" style:font-name-complex="Palatino-Roman" style:font-size-complex="9pt" fo:hyphenate="true"/>
    </style:style>
    <style:style style:name="P16" style:family="paragraph" style:parent-style-name="Normal">
      <style:paragraph-properties fo:margin-top="0cm" fo:margin-bottom="0cm" style:contextual-spacing="false" fo:line-height="100%"/>
      <style:text-properties style:font-name="HelveticaNeue-Roman" fo:font-size="9.5pt" fo:language="fr" fo:country="FR" officeooo:paragraph-rsid="0012c821" style:letter-kerning="false" style:font-size-asian="9.5pt" style:font-name-complex="HelveticaNeue-Roman" style:font-size-complex="9.5pt"/>
    </style:style>
    <style:style style:name="P17" style:family="paragraph" style:parent-style-name="Normal">
      <style:paragraph-properties fo:margin-top="0cm" fo:margin-bottom="0cm" style:contextual-spacing="false" fo:line-height="100%" fo:orphans="2" fo:widows="2" fo:hyphenation-ladder-count="no-limit" style:text-autospace="none" style:vertical-align="auto"/>
      <style:text-properties style:font-name="HelveticaNeue-Roman" fo:language="fr" fo:country="FR" officeooo:paragraph-rsid="0012c821" style:letter-kerning="false" style:font-name-complex="HelveticaNeue-Roman" fo:hyphenate="true"/>
    </style:style>
    <style:style style:name="P18" style:family="paragraph" style:parent-style-name="Normal">
      <style:text-properties fo:language="fr" fo:country="FR" fo:font-weight="bold" officeooo:paragraph-rsid="0012c821" style:font-weight-asian="bold"/>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justify" style:justify-single-word="false"/>
      <style:text-properties officeooo:paragraph-rsid="0012c821"/>
    </style:style>
    <style:style style:name="P21" style:family="paragraph" style:parent-style-name="Text_20_body">
      <style:text-properties fo:language="en" fo:country="US" officeooo:paragraph-rsid="0012c821"/>
    </style:style>
    <style:style style:name="P22" style:family="paragraph" style:parent-style-name="Text_20_body">
      <style:text-properties fo:font-size="10.5pt" fo:language="fr" fo:country="FR" style:font-size-asian="10.5pt" style:font-size-complex="10.5pt" style:font-weight-complex="bold"/>
    </style:style>
    <style:style style:name="P23" style:family="paragraph" style:parent-style-name="Text_20_body">
      <style:paragraph-properties fo:text-align="justify" style:justify-single-word="false"/>
      <style:text-properties fo:font-size="10.5pt" fo:language="fr" fo:country="FR" style:font-size-asian="10.5pt" style:font-size-complex="10.5pt"/>
    </style:style>
    <style:style style:name="P24" style:family="paragraph" style:parent-style-name="Text_20_body">
      <style:paragraph-properties fo:text-align="justify" style:justify-single-word="false"/>
      <style:text-properties fo:font-size="10.5pt" fo:language="fr" fo:country="FR" officeooo:paragraph-rsid="0012c821" style:font-size-asian="10.5pt" style:font-size-complex="10.5pt"/>
    </style:style>
    <style:style style:name="P25" style:family="paragraph" style:parent-style-name="Text_20_body">
      <style:paragraph-properties fo:text-align="justify" style:justify-single-word="false"/>
      <style:text-properties fo:font-size="10.5pt" fo:language="fr" fo:country="FR" officeooo:paragraph-rsid="0011b267" style:font-size-asian="10.5pt" style:font-size-complex="10.5pt"/>
    </style:style>
    <style:style style:name="P26" style:family="paragraph" style:parent-style-name="Text_20_body">
      <style:text-properties fo:font-size="10.5pt" fo:language="fr" fo:country="FR" officeooo:paragraph-rsid="0012c821" style:font-size-asian="10.5pt" style:font-size-complex="10.5pt"/>
    </style:style>
    <style:style style:name="P27" style:family="paragraph" style:parent-style-name="Text_20_body">
      <style:paragraph-properties fo:text-align="justify" style:justify-single-word="false"/>
      <style:text-properties fo:font-size="10.5pt" fo:language="fr" fo:country="FR" fo:font-weight="bold" officeooo:paragraph-rsid="0012c821" style:font-size-asian="10.5pt" style:font-weight-asian="bold" style:font-size-complex="10.5pt" style:font-weight-complex="bold"/>
    </style:style>
    <style:style style:name="P28" style:family="paragraph" style:parent-style-name="Text_20_body">
      <style:paragraph-properties fo:text-align="justify" style:justify-single-word="false"/>
      <style:text-properties style:font-name="Palatino-Roman" fo:font-size="9pt" fo:language="fr" fo:country="FR" officeooo:paragraph-rsid="0012c821" style:letter-kerning="false" style:font-size-asian="9pt" style:font-name-complex="Palatino-Roman" style:font-size-complex="9pt"/>
    </style:style>
    <style:style style:name="P29" style:family="paragraph" style:parent-style-name="Text_20_body">
      <style:text-properties officeooo:paragraph-rsid="0012c821"/>
    </style:style>
    <style:style style:name="P30" style:family="paragraph" style:parent-style-name="Text_20_body">
      <style:text-properties fo:language="fr" fo:country="FR"/>
    </style:style>
    <style:style style:name="P31" style:family="paragraph" style:parent-style-name="Text_20_body">
      <style:paragraph-properties fo:text-align="justify" style:justify-single-word="false"/>
      <style:text-properties fo:language="fr" fo:country="FR"/>
    </style:style>
    <style:style style:name="P32" style:family="paragraph" style:parent-style-name="Text_20_body">
      <style:paragraph-properties fo:text-align="justify" style:justify-single-word="false"/>
      <style:text-properties fo:language="fr" fo:country="FR" officeooo:paragraph-rsid="0011b267"/>
    </style:style>
    <style:style style:name="P33" style:family="paragraph" style:parent-style-name="Text_20_body">
      <style:paragraph-properties fo:text-align="justify" style:justify-single-word="false"/>
      <style:text-properties fo:language="fr" fo:country="FR" officeooo:paragraph-rsid="0012c821"/>
    </style:style>
    <style:style style:name="P34" style:family="paragraph" style:parent-style-name="Text_20_body">
      <style:text-properties fo:language="fr" fo:country="FR" officeooo:rsid="0011b267" officeooo:paragraph-rsid="0012c821"/>
    </style:style>
    <style:style style:name="P35" style:family="paragraph" style:parent-style-name="Text_20_body">
      <style:text-properties fo:language="fr" fo:country="FR" officeooo:paragraph-rsid="0012c821"/>
    </style:style>
    <style:style style:name="P36" style:family="paragraph" style:parent-style-name="Standard">
      <style:text-properties fo:language="fr" fo:country="FR" fo:font-weight="bold" officeooo:paragraph-rsid="0012c821" style:font-weight-asian="bold"/>
    </style:style>
    <style:style style:name="P37" style:family="paragraph" style:parent-style-name="Text_20_body">
      <style:paragraph-properties fo:break-before="page"/>
      <style:text-properties fo:language="fr" fo:country="FR" fo:font-weight="bold" officeooo:paragraph-rsid="0012c821" style:font-weight-asian="bold"/>
    </style:style>
    <style:style style:name="P38" style:family="paragraph" style:parent-style-name="Text_20_body">
      <style:paragraph-properties fo:break-before="page"/>
      <style:text-properties fo:language="fr" fo:country="FR" officeooo:paragraph-rsid="0012c821"/>
    </style:style>
    <style:style style:name="P39" style:family="paragraph" style:parent-style-name="Heading_20_1">
      <style:paragraph-properties fo:break-before="page"/>
      <style:text-properties fo:language="fr" fo:country="FR"/>
    </style:style>
    <style:style style:name="P40" style:family="paragraph" style:parent-style-name="Heading_20_2">
      <style:text-properties fo:language="fr" fo:country="FR"/>
    </style:style>
    <style:style style:name="P41" style:family="paragraph" style:parent-style-name="Normal">
      <style:paragraph-properties fo:margin-top="0cm" fo:margin-bottom="0cm" style:contextual-spacing="false" fo:line-height="100%" fo:orphans="2" fo:widows="2" fo:hyphenation-ladder-count="no-limit" style:text-autospace="none" style:vertical-align="auto"/>
      <style:text-properties style:font-name="Palatino-Roman" fo:font-size="10pt" fo:language="fr" fo:country="FR" officeooo:paragraph-rsid="0012c821" style:letter-kerning="false" style:font-size-asian="10pt" style:font-name-complex="Palatino-Roman" style:font-size-complex="10pt" fo:hyphenate="true"/>
    </style:style>
    <style:style style:name="P42" style:family="paragraph" style:parent-style-name="Normal">
      <style:paragraph-properties fo:margin-top="0cm" fo:margin-bottom="0cm" style:contextual-spacing="false" fo:line-height="100%" fo:orphans="2" fo:widows="2" fo:hyphenation-ladder-count="no-limit" style:text-autospace="none" style:vertical-align="auto"/>
      <style:text-properties fo:language="fr" fo:country="FR" fo:hyphenate="true"/>
    </style:style>
    <style:style style:name="P43" style:family="paragraph" style:parent-style-name="Normal">
      <style:text-properties fo:language="fr" fo:country="FR"/>
    </style:style>
    <style:style style:name="P44" style:family="paragraph" style:parent-style-name="Text_20_body">
      <style:text-properties fo:font-size="10.5pt" fo:language="fr" fo:country="FR" fo:font-weight="bold" officeooo:paragraph-rsid="0012c821" style:font-size-asian="10.5pt" style:font-weight-asian="bold" style:font-size-complex="10.5pt"/>
    </style:style>
    <style:style style:name="P45" style:family="paragraph" style:parent-style-name="Text_20_body">
      <style:paragraph-properties fo:line-height="150%" fo:text-align="justify" style:justify-single-word="false"/>
      <style:text-properties officeooo:paragraph-rsid="0031ca7c"/>
    </style:style>
    <style:style style:name="P46" style:family="paragraph" style:parent-style-name="Text_20_body">
      <style:paragraph-properties fo:line-height="150%" fo:text-align="justify" style:justify-single-word="false"/>
      <style:text-properties fo:language="fr" fo:country="FR" officeooo:paragraph-rsid="00244eda"/>
    </style:style>
    <style:style style:name="P47" style:family="paragraph" style:parent-style-name="Text_20_body">
      <style:paragraph-properties fo:line-height="150%" fo:text-align="justify" style:justify-single-word="false"/>
      <style:text-properties fo:language="fr" fo:country="FR" officeooo:paragraph-rsid="0019d5a1"/>
    </style:style>
    <style:style style:name="P48" style:family="paragraph" style:parent-style-name="Text_20_body">
      <style:paragraph-properties fo:line-height="150%" fo:text-align="justify" style:justify-single-word="false"/>
      <style:text-properties fo:language="fr" fo:country="FR" officeooo:paragraph-rsid="0029d3e8"/>
    </style:style>
    <style:style style:name="P49" style:family="paragraph" style:parent-style-name="Text_20_body">
      <style:paragraph-properties fo:line-height="150%" fo:text-align="justify" style:justify-single-word="false"/>
      <style:text-properties fo:language="fr" fo:country="FR" officeooo:paragraph-rsid="002dea7e"/>
    </style:style>
    <style:style style:name="P50" style:family="paragraph" style:parent-style-name="Text_20_body">
      <style:paragraph-properties fo:line-height="150%" fo:text-align="justify" style:justify-single-word="false"/>
      <style:text-properties fo:language="fr" fo:country="FR" officeooo:paragraph-rsid="002f218c"/>
    </style:style>
    <style:style style:name="P51" style:family="paragraph" style:parent-style-name="Text_20_body">
      <style:paragraph-properties fo:line-height="150%" fo:text-align="justify" style:justify-single-word="false"/>
      <style:text-properties fo:language="fr" fo:country="FR" officeooo:paragraph-rsid="0031ca7c"/>
    </style:style>
    <style:style style:name="P52" style:family="paragraph" style:parent-style-name="Text_20_body" style:list-style-name="L1">
      <style:paragraph-properties fo:line-height="150%" fo:text-align="justify" style:justify-single-word="false"/>
      <style:text-properties fo:language="fr" fo:country="FR" officeooo:rsid="0019d5a1" officeooo:paragraph-rsid="0019d5a1"/>
    </style:style>
    <style:style style:name="P53" style:family="paragraph" style:parent-style-name="Text_20_body">
      <style:paragraph-properties fo:line-height="150%" fo:text-align="justify" style:justify-single-word="false"/>
      <style:text-properties fo:language="fr" fo:country="FR" officeooo:rsid="0019d5a1" officeooo:paragraph-rsid="0019d5a1"/>
    </style:style>
    <style:style style:name="P54" style:family="paragraph" style:parent-style-name="Text_20_body">
      <style:paragraph-properties fo:line-height="150%" fo:text-align="justify" style:justify-single-word="false"/>
      <style:text-properties fo:language="fr" fo:country="FR" style:text-underline-style="solid" style:text-underline-width="auto" style:text-underline-color="font-color" fo:font-weight="bold" officeooo:rsid="0019d5a1" officeooo:paragraph-rsid="0019d5a1" style:font-weight-asian="bold" style:font-weight-complex="bold"/>
    </style:style>
    <style:style style:name="P55" style:family="paragraph" style:parent-style-name="Text_20_body">
      <style:paragraph-properties fo:line-height="150%" fo:text-align="justify" style:justify-single-word="false"/>
      <style:text-properties fo:language="fr" fo:country="FR" style:text-underline-style="solid" style:text-underline-width="auto" style:text-underline-color="font-color" fo:font-weight="bold" officeooo:rsid="0031ca7c" officeooo:paragraph-rsid="0031ca7c" style:font-weight-asian="bold" style:font-weight-complex="bold"/>
    </style:style>
    <style:style style:name="P56" style:family="paragraph" style:parent-style-name="Text_20_body">
      <style:paragraph-properties fo:line-height="150%" fo:text-align="justify" style:justify-single-word="false"/>
      <style:text-properties fo:language="fr" fo:country="FR" officeooo:rsid="002dea7e" officeooo:paragraph-rsid="002dea7e"/>
    </style:style>
    <style:style style:name="P57" style:family="paragraph" style:parent-style-name="Text_20_body">
      <style:paragraph-properties fo:line-height="150%" fo:text-align="justify" style:justify-single-word="false"/>
      <style:text-properties fo:language="fr" fo:country="FR" officeooo:rsid="002dea7e" officeooo:paragraph-rsid="002f218c"/>
    </style:style>
    <style:style style:name="P58" style:family="paragraph" style:parent-style-name="Text_20_body">
      <style:paragraph-properties fo:line-height="100%" fo:text-align="justify" style:justify-single-word="false"/>
      <style:text-properties fo:language="fr" fo:country="FR" fo:font-weight="bold" officeooo:paragraph-rsid="0034f9e4" style:font-weight-asian="bold" style:font-weight-complex="bold"/>
    </style:style>
    <style:style style:name="P59" style:family="paragraph" style:parent-style-name="Text_20_body">
      <style:paragraph-properties fo:line-height="150%" fo:text-align="justify" style:justify-single-word="false"/>
      <style:text-properties fo:language="fr" fo:country="FR" style:text-underline-style="none" fo:font-weight="normal" officeooo:rsid="0031ca7c" officeooo:paragraph-rsid="0031ca7c" style:font-weight-asian="normal" style:font-weight-complex="normal"/>
    </style:style>
    <style:style style:name="P60" style:family="paragraph" style:parent-style-name="Text_20_body">
      <style:paragraph-properties fo:line-height="150%" fo:text-align="justify" style:justify-single-word="false"/>
      <style:text-properties fo:language="fr" fo:country="FR" fo:font-style="italic" style:text-underline-style="none" fo:font-weight="bold" officeooo:rsid="002dea7e" officeooo:paragraph-rsid="002dea7e" style:font-style-asian="italic" style:font-weight-asian="bold" style:font-style-complex="italic" style:font-weight-complex="bold"/>
    </style:style>
    <style:style style:name="P61" style:family="paragraph" style:parent-style-name="Text_20_body">
      <style:paragraph-properties fo:line-height="100%" fo:text-align="justify" style:justify-single-word="false"/>
      <style:text-properties fo:language="fr" fo:country="FR" officeooo:paragraph-rsid="0034f9e4"/>
    </style:style>
    <style:style style:name="P62" style:family="paragraph" style:parent-style-name="Text_20_body">
      <style:paragraph-properties fo:line-height="100%" fo:text-align="justify" style:justify-single-word="false"/>
      <style:text-properties officeooo:paragraph-rsid="0034f9e4"/>
    </style:style>
    <style:style style:name="P63" style:family="paragraph" style:parent-style-name="Text_20_body">
      <style:paragraph-properties fo:line-height="150%" fo:text-align="justify" style:justify-single-word="false"/>
      <style:text-properties officeooo:rsid="0031ca7c" officeooo:paragraph-rsid="0031ca7c"/>
    </style:style>
    <style:style style:name="P64" style:family="paragraph" style:parent-style-name="Text_20_body" style:master-page-name="MP0">
      <style:paragraph-properties style:page-number="auto" fo:break-before="page"/>
      <style:text-properties fo:language="fr" fo:country="FR"/>
    </style:style>
    <style:style style:name="P65" style:family="paragraph" style:parent-style-name="Text_20_body">
      <style:paragraph-properties fo:margin-left="0cm" fo:margin-right="0cm" fo:line-height="150%" fo:text-align="justify" style:justify-single-word="false" fo:text-indent="0cm" style:auto-text-indent="false">
        <style:tab-stops/>
      </style:paragraph-properties>
      <style:text-properties fo:language="fr" fo:country="FR"/>
    </style:style>
    <style:style style:name="P66" style:family="paragraph" style:parent-style-name="Text_20_body">
      <style:paragraph-properties fo:margin-left="0cm" fo:margin-right="0cm" fo:line-height="150%" fo:text-align="justify" style:justify-single-word="false" fo:text-indent="0cm" style:auto-text-indent="false">
        <style:tab-stops/>
      </style:paragraph-properties>
      <style:text-properties fo:language="fr" fo:country="FR" officeooo:paragraph-rsid="0015af40"/>
    </style:style>
    <style:style style:name="P67" style:family="paragraph" style:parent-style-name="Text_20_body">
      <style:paragraph-properties fo:margin-left="0cm" fo:margin-right="0cm" fo:line-height="150%" fo:text-align="justify" style:justify-single-word="false" fo:text-indent="0cm" style:auto-text-indent="false"/>
      <style:text-properties fo:language="fr" fo:country="FR" officeooo:paragraph-rsid="0035f8e9"/>
    </style:style>
    <style:style style:name="P68" style:family="paragraph" style:parent-style-name="Text_20_body">
      <style:paragraph-properties fo:margin-left="1.27cm" fo:margin-right="0cm" fo:line-height="150%" fo:text-align="justify" style:justify-single-word="false" fo:text-indent="0cm" style:auto-text-indent="false"/>
      <style:text-properties fo:language="fr" fo:country="FR" fo:font-style="italic" officeooo:rsid="002e7292" officeooo:paragraph-rsid="002e7292" style:font-style-asian="italic" style:font-style-complex="italic"/>
    </style:style>
    <style:style style:name="P69" style:family="paragraph" style:parent-style-name="Text_20_body">
      <style:paragraph-properties fo:margin-left="1.27cm" fo:margin-right="0cm" fo:line-height="150%" fo:text-align="justify" style:justify-single-word="false" fo:text-indent="0cm" style:auto-text-indent="false"/>
      <style:text-properties fo:language="fr" fo:country="FR" officeooo:paragraph-rsid="002e7292"/>
    </style:style>
    <style:style style:name="P70" style:family="paragraph" style:parent-style-name="Heading_20_6">
      <style:text-properties fo:language="fr" fo:country="FR" fo:font-weight="bold" style:font-weight-asian="bold"/>
    </style:style>
    <style:style style:name="P71" style:family="paragraph" style:parent-style-name="Heading_20_6">
      <style:text-properties fo:language="fr" fo:country="FR" officeooo:paragraph-rsid="0011b267"/>
    </style:style>
    <style:style style:name="P72" style:family="paragraph" style:parent-style-name="List_20_Paragraph" style:list-style-name="L2">
      <style:paragraph-properties fo:margin-top="0cm" fo:margin-bottom="0cm" style:contextual-spacing="false" fo:line-height="100%" fo:orphans="2" fo:widows="2" fo:hyphenation-ladder-count="no-limit" style:text-autospace="none" style:vertical-align="auto"/>
      <style:text-properties officeooo:paragraph-rsid="0011b267" fo:hyphenate="true"/>
    </style:style>
    <style:style style:name="P73" style:family="paragraph" style:parent-style-name="List_20_Paragraph" style:list-style-name="L3">
      <style:paragraph-properties fo:margin-top="0cm" fo:margin-bottom="0cm" style:contextual-spacing="false" fo:line-height="100%"/>
      <style:text-properties fo:language="fr" fo:country="FR" officeooo:paragraph-rsid="0012c821" style:language-asian="zh" style:country-asian="CN" style:language-complex="hi" style:country-complex="IN"/>
    </style:style>
    <style:style style:name="P74" style:family="paragraph" style:parent-style-name="List_20_Paragraph" style:list-style-name="L3">
      <style:paragraph-properties fo:margin-top="0cm" fo:margin-bottom="0cm" style:contextual-spacing="false" fo:line-height="100%" fo:orphans="2" fo:widows="2" fo:hyphenation-ladder-count="no-limit" style:text-autospace="none" style:vertical-align="auto"/>
      <style:text-properties fo:color="#1a1a1a" style:font-name="Wilke-Roman" fo:font-size="9.5pt" fo:language="fr" fo:country="FR" officeooo:paragraph-rsid="0011b267" style:letter-kerning="false" style:font-size-asian="9.5pt" style:font-name-complex="Wilke-Roman" style:font-size-complex="9.5pt" fo:hyphenate="true"/>
    </style:style>
    <style:style style:name="P75" style:family="paragraph" style:parent-style-name="Table_20_Contents">
      <style:paragraph-properties fo:background-color="#ffff00">
        <style:background-image/>
      </style:paragraph-properties>
      <style:text-properties fo:language="fr" fo:country="FR" officeooo:rsid="000fc87e" officeooo:paragraph-rsid="000fc87e"/>
    </style:style>
    <style:style style:name="P76" style:family="paragraph" style:parent-style-name="Table_20_Contents">
      <style:paragraph-properties fo:text-align="justify" style:justify-single-word="false" fo:background-color="#ffff00">
        <style:background-image/>
      </style:paragraph-properties>
      <style:text-properties fo:language="fr" fo:country="FR" officeooo:rsid="000fc87e" officeooo:paragraph-rsid="000fc87e"/>
    </style:style>
    <style:style style:name="P77" style:family="paragraph" style:parent-style-name="Footnote">
      <style:text-properties style:font-name="Liberation Serif" fo:language="fr" fo:country="FR" officeooo:rsid="0019d5a1" officeooo:paragraph-rsid="0019d5a1"/>
    </style:style>
    <style:style style:name="P78" style:family="paragraph" style:parent-style-name="Footnote">
      <style:text-properties style:font-name="Liberation Serif" fo:language="fr" fo:country="FR" officeooo:rsid="00203c30" officeooo:paragraph-rsid="00203c30"/>
    </style:style>
    <style:style style:name="P79" style:family="paragraph" style:parent-style-name="Footnote">
      <style:text-properties style:font-name="Liberation Serif" fo:language="fr" fo:country="FR"/>
    </style:style>
    <style:style style:name="P80" style:family="paragraph" style:parent-style-name="Footnote">
      <style:text-properties style:font-name="Liberation Serif" fo:language="fr" fo:country="FR" officeooo:rsid="0025e690" officeooo:paragraph-rsid="0025e690"/>
    </style:style>
    <style:style style:name="P81" style:family="paragraph" style:parent-style-name="Footnote">
      <style:text-properties style:font-name="Liberation Serif" fo:font-style="italic" officeooo:rsid="00295e05" officeooo:paragraph-rsid="00295e05" style:font-style-asian="italic" style:font-style-complex="italic"/>
    </style:style>
    <style:style style:name="P82" style:family="paragraph" style:parent-style-name="Footnote">
      <style:text-properties style:font-name="Liberation Serif" officeooo:rsid="00295e05" officeooo:paragraph-rsid="0029d3e8"/>
    </style:style>
    <style:style style:name="P83" style:family="paragraph" style:parent-style-name="Footnote">
      <style:text-properties style:font-name="Liberation Serif" officeooo:rsid="0037a1a0" officeooo:paragraph-rsid="0037a1a0"/>
    </style:style>
    <style:style style:name="P84" style:family="paragraph" style:parent-style-name="Footnote">
      <style:text-properties style:font-name="Liberation Serif" officeooo:rsid="00383cb1" officeooo:paragraph-rsid="003a2362"/>
    </style:style>
    <style:style style:name="P85" style:family="paragraph" style:parent-style-name="Footnote">
      <style:text-properties officeooo:rsid="002dea7e" officeooo:paragraph-rsid="002dea7e"/>
    </style:style>
    <style:style style:name="P86" style:family="paragraph" style:parent-style-name="Footnote">
      <style:text-properties officeooo:rsid="003a2362" officeooo:paragraph-rsid="003a2362"/>
    </style:style>
    <style:style style:name="T1" style:family="text">
      <style:text-properties style:font-name="Palatino-Roman" fo:font-size="10pt" fo:language="fr" fo:country="FR" style:letter-kerning="false" style:font-size-asian="10pt" style:font-name-complex="Palatino-Roman" style:font-size-complex="10pt"/>
    </style:style>
    <style:style style:name="T2" style:family="text">
      <style:text-properties style:font-name="Palatino-Roman" fo:font-size="10pt" fo:language="fr" fo:country="FR" officeooo:rsid="0012c821" style:letter-kerning="false" style:font-size-asian="10pt" style:font-name-complex="Palatino-Roman" style:font-size-complex="10pt"/>
    </style:style>
    <style:style style:name="T3" style:family="text">
      <style:text-properties style:font-name="Palatino-Roman" fo:font-size="10pt" fo:language="fr" fo:country="FR" officeooo:rsid="0011b267" style:letter-kerning="false" style:font-size-asian="10pt" style:font-name-complex="Palatino-Roman" style:font-size-complex="10pt"/>
    </style:style>
    <style:style style:name="T4" style:family="text">
      <style:text-properties style:font-name="Palatino-Roman" fo:font-size="7pt" fo:language="fr" fo:country="FR" style:letter-kerning="false" style:font-size-asian="7pt" style:font-name-complex="Palatino-Roman" style:font-size-complex="7pt"/>
    </style:style>
    <style:style style:name="T5" style:family="text">
      <style:text-properties style:font-name="Palatino-Roman" fo:font-size="6pt" fo:language="fr" fo:country="FR" style:letter-kerning="false" style:font-size-asian="6pt" style:font-name-complex="Palatino-Roman" style:font-size-complex="6pt"/>
    </style:style>
    <style:style style:name="T6" style:family="text">
      <style:text-properties style:font-name="Palatino-Roman" fo:font-size="9pt" fo:language="fr" fo:country="FR" style:letter-kerning="false" style:font-size-asian="9pt" style:font-name-complex="Palatino-Roman" style:font-size-complex="9pt"/>
    </style:style>
    <style:style style:name="T7" style:family="text">
      <style:text-properties style:font-name="Palatino-Italic" fo:font-size="9pt" fo:language="fr" fo:country="FR" fo:font-style="italic" style:letter-kerning="false" style:font-size-asian="9pt" style:font-style-asian="italic" style:font-name-complex="Palatino-Italic" style:font-size-complex="9pt" style:font-style-complex="italic"/>
    </style:style>
    <style:style style:name="T8" style:family="text">
      <style:text-properties style:font-name="Rpxr" fo:font-size="10pt" fo:language="fr" fo:country="FR" style:letter-kerning="false" style:font-size-asian="10pt" style:font-name-complex="Rpxr" style:font-size-complex="10pt"/>
    </style:style>
    <style:style style:name="T9" style:family="text">
      <style:text-properties fo:color="#1a1a1a" style:font-name="Wilke-Roman" fo:font-size="9.5pt" fo:language="fr" fo:country="FR" style:letter-kerning="false" style:font-size-asian="9.5pt" style:font-name-complex="Wilke-Roman" style:font-size-complex="9.5pt"/>
    </style:style>
    <style:style style:name="T10" style:family="text">
      <style:text-properties fo:color="#1a1a1a" style:font-name="Wilke-Roman" fo:font-size="9.5pt" fo:language="fr" fo:country="FR" fo:font-style="italic" style:letter-kerning="false" style:font-size-asian="9.5pt" style:font-style-asian="italic" style:font-name-complex="Wilke-Roman" style:font-size-complex="9.5pt"/>
    </style:style>
    <style:style style:name="T11" style:family="text">
      <style:text-properties style:font-name="Avenir-Book" fo:font-size="9pt" fo:language="fr" fo:country="FR" style:letter-kerning="false" style:font-size-asian="9pt" style:font-name-complex="Avenir-Book" style:font-size-complex="9pt"/>
    </style:style>
    <style:style style:name="T12" style:family="text">
      <style:text-properties fo:font-size="10.5pt" fo:language="fr" fo:country="FR" style:font-size-asian="10.5pt" style:font-size-complex="10.5pt"/>
    </style:style>
    <style:style style:name="T13" style:family="text">
      <style:text-properties fo:font-size="10.5pt" fo:language="fr" fo:country="FR" style:font-size-asian="10.5pt" style:font-size-complex="10.5pt" style:font-weight-complex="bold"/>
    </style:style>
    <style:style style:name="T14" style:family="text">
      <style:text-properties fo:font-size="10.5pt" fo:language="fr" fo:country="FR" fo:font-style="italic" fo:font-weight="bold" style:font-size-asian="10.5pt" style:font-style-asian="italic" style:font-weight-asian="bold" style:font-size-complex="10.5pt" style:font-style-complex="italic" style:font-weight-complex="bold"/>
    </style:style>
    <style:style style:name="T15" style:family="text">
      <style:text-properties fo:font-size="10.5pt" fo:language="fr" fo:country="FR" fo:font-style="italic" style:font-size-asian="10.5pt" style:font-style-asian="italic" style:font-size-complex="10.5pt"/>
    </style:style>
    <style:style style:name="T16" style:family="text">
      <style:text-properties fo:font-size="10.5pt" fo:language="fr" fo:country="FR" fo:font-weight="bold" style:font-size-asian="10.5pt" style:font-weight-asian="bold" style:font-size-complex="10.5pt" style:font-weight-complex="bold"/>
    </style:style>
    <style:style style:name="T17" style:family="text">
      <style:text-properties style:font-name="HelveticaNeue-Roman" fo:font-size="5.5pt" fo:language="fr" fo:country="FR" style:letter-kerning="false" style:font-size-asian="5.5pt" style:font-name-complex="HelveticaNeue-Roman" style:font-size-complex="5.5pt"/>
    </style:style>
    <style:style style:name="T18" style:family="text">
      <style:text-properties style:font-name="HelveticaNeue-Roman" fo:language="fr" fo:country="FR" style:letter-kerning="false" style:font-name-complex="HelveticaNeue-Roman"/>
    </style:style>
    <style:style style:name="T19" style:family="text">
      <style:text-properties style:font-name="TimesNewRomanPSMT" fo:font-size="10pt" fo:language="fr" fo:country="FR" style:letter-kerning="false" style:font-size-asian="10pt" style:font-name-complex="TimesNewRomanPSMT" style:font-size-complex="10pt"/>
    </style:style>
    <style:style style:name="T20" style:family="text">
      <style:text-properties style:font-name="Univers-Light" fo:font-size="9pt" fo:language="fr" fo:country="FR" style:letter-kerning="false" style:font-size-asian="9pt" style:font-name-complex="Univers-Light" style:font-size-complex="9pt"/>
    </style:style>
    <style:style style:name="T21" style:family="text">
      <style:text-properties style:font-name="Univers-Light" fo:font-size="9pt" fo:language="fr" fo:country="FR" style:font-size-asian="9pt" style:font-name-complex="Univers-Light" style:font-size-complex="9pt"/>
    </style:style>
    <style:style style:name="T22" style:family="text">
      <style:text-properties style:font-name="Univers-Bold" fo:font-size="9pt" fo:language="fr" fo:country="FR" fo:font-weight="bold" style:letter-kerning="false" style:font-size-asian="9pt" style:font-weight-asian="bold" style:font-name-complex="Univers-Bold" style:font-size-complex="9pt" style:font-weight-complex="bold"/>
    </style:style>
    <style:style style:name="T23" style:family="text">
      <style:text-properties fo:language="fr" fo:country="FR"/>
    </style:style>
    <style:style style:name="T24" style:family="text">
      <style:text-properties fo:language="fr" fo:country="FR" fo:font-style="italic" style:font-style-asian="italic" style:font-style-complex="italic"/>
    </style:style>
    <style:style style:name="T25" style:family="text">
      <style:text-properties fo:language="fr" fo:country="FR" fo:font-style="italic" officeooo:rsid="0025e690" style:font-style-asian="italic" style:font-style-complex="italic"/>
    </style:style>
    <style:style style:name="T26" style:family="text">
      <style:text-properties fo:language="fr" fo:country="FR" fo:font-style="italic" officeooo:rsid="00295e05" style:font-style-asian="italic" style:font-style-complex="italic"/>
    </style:style>
    <style:style style:name="T27" style:family="text">
      <style:text-properties fo:language="fr" fo:country="FR" fo:font-style="italic" style:text-underline-style="none" fo:font-weight="normal" officeooo:rsid="003a2362" style:font-style-asian="italic" style:font-weight-asian="normal" style:font-style-complex="italic" style:font-weight-complex="normal"/>
    </style:style>
    <style:style style:name="T28" style:family="text">
      <style:text-properties fo:language="fr" fo:country="FR" fo:font-style="normal" style:font-style-asian="normal" style:font-style-complex="normal"/>
    </style:style>
    <style:style style:name="T29" style:family="text">
      <style:text-properties fo:language="fr" fo:country="FR" fo:font-style="normal" officeooo:rsid="00295e05" style:font-style-asian="normal" style:font-style-complex="normal"/>
    </style:style>
    <style:style style:name="T30" style:family="text">
      <style:text-properties fo:language="fr" fo:country="FR" fo:font-style="normal" officeooo:rsid="003a2362" style:font-style-asian="normal" style:font-style-complex="normal"/>
    </style:style>
    <style:style style:name="T31" style:family="text">
      <style:text-properties fo:language="fr" fo:country="FR" fo:font-style="normal" style:text-underline-style="none" fo:font-weight="normal" officeooo:rsid="003a2362" style:font-style-asian="normal" style:font-weight-asian="normal" style:font-style-complex="normal" style:font-weight-complex="normal"/>
    </style:style>
    <style:style style:name="T32" style:family="text">
      <style:text-properties fo:language="fr" fo:country="FR" officeooo:rsid="0029d3e8"/>
    </style:style>
    <style:style style:name="T33" style:family="text">
      <style:text-properties fo:language="fr" fo:country="FR" officeooo:rsid="0025e690"/>
    </style:style>
    <style:style style:name="T34" style:family="text">
      <style:text-properties fo:language="fr" fo:country="FR" style:text-underline-style="none" fo:font-weight="normal" style:font-weight-asian="normal" style:font-weight-complex="normal"/>
    </style:style>
    <style:style style:name="T35" style:family="text">
      <style:text-properties fo:language="fr" fo:country="FR" style:text-underline-style="none" fo:font-weight="normal" officeooo:rsid="0037a1a0" style:font-weight-asian="normal" style:font-weight-complex="normal"/>
    </style:style>
    <style:style style:name="T36" style:family="text">
      <style:text-properties fo:language="fr" fo:country="FR" style:text-underline-style="none" fo:font-weight="normal" officeooo:rsid="00383cb1" style:font-weight-asian="normal" style:font-weight-complex="normal"/>
    </style:style>
    <style:style style:name="T37" style:family="text">
      <style:text-properties fo:language="fr" fo:country="FR" style:text-underline-style="none" fo:font-weight="normal" officeooo:rsid="003a2362" style:font-weight-asian="normal" style:font-weight-complex="normal"/>
    </style:style>
    <style:style style:name="T38" style:family="text">
      <style:text-properties fo:language="fr" fo:country="FR" officeooo:rsid="0034f9e4"/>
    </style:style>
    <style:style style:name="T39" style:family="text">
      <style:text-properties fo:font-weight="bold" style:font-weight-asian="bold"/>
    </style:style>
    <style:style style:name="T40" style:family="text">
      <style:text-properties fo:font-weight="bold" officeooo:rsid="0011b267" style:font-weight-asian="bold"/>
    </style:style>
    <style:style style:name="T41" style:family="text">
      <style:text-properties officeooo:rsid="0013f466"/>
    </style:style>
    <style:style style:name="T42" style:family="text">
      <style:text-properties fo:font-style="italic" style:font-style-asian="italic" style:font-style-complex="italic"/>
    </style:style>
    <style:style style:name="T43" style:family="text">
      <style:text-properties fo:font-style="italic" officeooo:rsid="0013f466" style:font-style-asian="italic" style:font-style-complex="italic"/>
    </style:style>
    <style:style style:name="T44" style:family="text">
      <style:text-properties fo:font-style="italic" officeooo:rsid="0018422d" style:font-style-asian="italic" style:font-style-complex="italic"/>
    </style:style>
    <style:style style:name="T45" style:family="text">
      <style:text-properties fo:font-style="italic" officeooo:rsid="001f4de1" style:font-style-asian="italic" style:font-style-complex="italic"/>
    </style:style>
    <style:style style:name="T46" style:family="text">
      <style:text-properties fo:font-style="italic" officeooo:rsid="00244eda" style:font-style-asian="italic" style:font-style-complex="italic"/>
    </style:style>
    <style:style style:name="T47" style:family="text">
      <style:text-properties fo:font-style="italic" officeooo:rsid="0025e690" style:font-style-asian="italic" style:font-style-complex="italic"/>
    </style:style>
    <style:style style:name="T48" style:family="text">
      <style:text-properties fo:font-style="italic" officeooo:rsid="002aa794" style:font-style-asian="italic" style:font-style-complex="italic"/>
    </style:style>
    <style:style style:name="T49" style:family="text">
      <style:text-properties fo:font-style="italic" officeooo:rsid="002e7292" style:font-style-asian="italic" style:font-style-complex="italic"/>
    </style:style>
    <style:style style:name="T50" style:family="text">
      <style:text-properties fo:font-style="italic" officeooo:rsid="002f218c" style:font-style-asian="italic" style:font-style-complex="italic"/>
    </style:style>
    <style:style style:name="T51" style:family="text">
      <style:text-properties fo:font-style="normal" style:font-style-asian="normal" style:font-style-complex="normal"/>
    </style:style>
    <style:style style:name="T52" style:family="text">
      <style:text-properties fo:font-style="normal" officeooo:rsid="0013f466" style:font-style-asian="normal" style:font-style-complex="normal"/>
    </style:style>
    <style:style style:name="T53" style:family="text">
      <style:text-properties fo:font-style="normal" officeooo:rsid="0015af40" style:font-style-asian="normal" style:font-style-complex="normal"/>
    </style:style>
    <style:style style:name="T54" style:family="text">
      <style:text-properties fo:font-style="normal" officeooo:rsid="0018422d" style:font-style-asian="normal" style:font-style-complex="normal"/>
    </style:style>
    <style:style style:name="T55" style:family="text">
      <style:text-properties fo:font-style="normal" officeooo:rsid="0019d5a1" style:font-style-asian="normal" style:font-style-complex="normal"/>
    </style:style>
    <style:style style:name="T56" style:family="text">
      <style:text-properties fo:font-style="normal" officeooo:rsid="001b99fb" style:font-style-asian="normal" style:font-style-complex="normal"/>
    </style:style>
    <style:style style:name="T57" style:family="text">
      <style:text-properties fo:font-style="normal" officeooo:rsid="001f25a0" style:font-style-asian="normal" style:font-style-complex="normal"/>
    </style:style>
    <style:style style:name="T58" style:family="text">
      <style:text-properties fo:font-style="normal" officeooo:rsid="0021c5e1" style:font-style-asian="normal" style:font-style-complex="normal"/>
    </style:style>
    <style:style style:name="T59" style:family="text">
      <style:text-properties fo:font-style="normal" officeooo:rsid="001f4de1" style:font-style-asian="normal" style:font-style-complex="normal"/>
    </style:style>
    <style:style style:name="T60" style:family="text">
      <style:text-properties fo:font-style="normal" officeooo:rsid="00203c30" style:font-style-asian="normal" style:font-style-complex="normal"/>
    </style:style>
    <style:style style:name="T61" style:family="text">
      <style:text-properties fo:font-style="normal" officeooo:rsid="00236db3" style:font-style-asian="normal" style:font-style-complex="normal"/>
    </style:style>
    <style:style style:name="T62" style:family="text">
      <style:text-properties fo:font-style="normal" officeooo:rsid="00244eda" style:font-style-asian="normal" style:font-style-complex="normal"/>
    </style:style>
    <style:style style:name="T63" style:family="text">
      <style:text-properties fo:font-style="normal" officeooo:rsid="00222f0f" style:font-style-asian="normal" style:font-style-complex="normal"/>
    </style:style>
    <style:style style:name="T64" style:family="text">
      <style:text-properties fo:font-style="normal" officeooo:rsid="0025e690" style:font-style-asian="normal" style:font-style-complex="normal"/>
    </style:style>
    <style:style style:name="T65" style:family="text">
      <style:text-properties fo:font-style="normal" officeooo:rsid="002dea7e" style:font-style-asian="normal" style:font-style-complex="normal"/>
    </style:style>
    <style:style style:name="T66" style:family="text">
      <style:text-properties fo:font-style="normal" officeooo:rsid="002e7292" style:font-style-asian="normal" style:font-style-complex="normal"/>
    </style:style>
    <style:style style:name="T67" style:family="text">
      <style:text-properties fo:font-style="normal" officeooo:rsid="002f218c" style:font-style-asian="normal" style:font-style-complex="normal"/>
    </style:style>
    <style:style style:name="T68" style:family="text">
      <style:text-properties fo:font-style="normal" officeooo:rsid="002f4859" style:font-style-asian="normal" style:font-style-complex="normal"/>
    </style:style>
    <style:style style:name="T69" style:family="text">
      <style:text-properties fo:font-style="normal" officeooo:rsid="0035f8e9" style:font-style-asian="normal" style:font-style-complex="normal"/>
    </style:style>
    <style:style style:name="T70" style:family="text">
      <style:text-properties fo:font-style="normal" officeooo:rsid="00369522" style:font-style-asian="normal" style:font-style-complex="normal"/>
    </style:style>
    <style:style style:name="T71" style:family="text">
      <style:text-properties officeooo:rsid="0019d5a1"/>
    </style:style>
    <style:style style:name="T72" style:family="text">
      <style:text-properties officeooo:rsid="001f25a0"/>
    </style:style>
    <style:style style:name="T73" style:family="text">
      <style:text-properties officeooo:rsid="0025e690"/>
    </style:style>
    <style:style style:name="T74" style:family="text">
      <style:text-properties officeooo:rsid="0018422d"/>
    </style:style>
    <style:style style:name="T75" style:family="text">
      <style:text-properties style:font-name="Liberation Serif" fo:font-size="10pt" fo:language="fr" fo:country="FR" style:font-size-asian="10pt" style:font-size-complex="10pt"/>
    </style:style>
    <style:style style:name="T76" style:family="text">
      <style:text-properties style:font-name="Liberation Serif" fo:language="fr" fo:country="FR"/>
    </style:style>
    <style:style style:name="T77" style:family="text">
      <style:text-properties style:font-name="Liberation Serif" fo:language="fr" fo:country="FR" officeooo:rsid="00203c30"/>
    </style:style>
    <style:style style:name="T78" style:family="text">
      <style:text-properties officeooo:rsid="0029d3e8"/>
    </style:style>
    <style:style style:name="T79" style:family="text">
      <style:text-properties officeooo:rsid="002aa794"/>
    </style:style>
    <style:style style:name="T80" style:family="text">
      <style:text-properties officeooo:rsid="002e7292"/>
    </style:style>
    <style:style style:name="T81" style:family="text">
      <style:text-properties officeooo:rsid="002f218c"/>
    </style:style>
    <style:style style:name="T82" style:family="text">
      <style:text-properties officeooo:rsid="003233e7"/>
    </style:style>
    <style:style style:name="T83" style:family="text">
      <style:text-properties officeooo:rsid="0034f9e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_5f_CharLFO11LVL1" text:bullet-char="-">
        <style:list-level-properties text:space-before="0.635cm" text:min-label-width="0.635cm"/>
        <style:text-properties style:font-name="Wilke-Roman"/>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Symbol"/>
      </text:list-level-style-bullet>
      <text:list-level-style-bullet text:level="5" text:style-name="WW_5f_CharLFO11LVL5" text:bullet-char="o">
        <style:list-level-properties text:space-before="5.715cm" text:min-label-width="0.635cm"/>
        <style:text-properties style:font-name="Courier New"/>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Symbol"/>
      </text:list-level-style-bullet>
      <text:list-level-style-bullet text:level="8" text:style-name="WW_5f_CharLFO11LVL8" text:bullet-char="o">
        <style:list-level-properties text:space-before="9.525cm" text:min-label-width="0.635cm"/>
        <style:text-properties style:font-name="Courier New"/>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
      <table:table table:name="Tableau4" table:style-name="Tableau4">
        <table:table-column table:style-name="Tableau4.A"/>
        <table:table-row>
          <table:table-cell table:style-name="Tableau4.A1" office:value-type="string">
            <text:p text:style-name="P75">RATIO DE COMPENSATION</text:p>
            <text:p text:style-name="P76">La plupart du temps, l'origine de ces ratios ne semble pas clairement identifiée (pas de mention sur l'origine ni dans les dossiers de demande, ni selon les entretiens menés). Parfois, des divergences apparaissent entre le ratio ou la surface engagée dans le dossier de demande et l'exigence officielle mentionnée à l'arrêté d'autorisation correspondant (ex. LGV Est phase 2 concernant les ilots de sénescence), marquant une évolution de la définition de la compensation (vision divergente entre les maîtres d'ouvrage-experts naturalistes et les services instructeurs). </text:p>
            <text:p text:style-name="P75">Toutefois, certains cadres orientent leur valeur : </text:p>
            <text:p text:style-name="P75">- Certains sont fixés de manière réglementaire (ex. boisement compensatoire) ; </text:p>
            <text:p text:style-name="P75">- d'autres selon le SDAGE en vigueur ; </text:p>
            <text:p text:style-name="P75">- d'autres selon des schémas locaux avec une démarche de concertation fixant ces seuils (cf. exemples de cas liés à l'aménagement du grand port maritime de Marseille et les aménagements pour la zone industrialo-protuaire) ; </text:p>
            <text:p text:style-name="P75">- d'autres selon des expériences antérieures (ex. canalisation de gaz Fos Cavaou, LGV Est phase 1 pour les sites Natura 2000 étudiés).</text:p>
          </table:table-cell>
        </table:table-row>
      </table:table>
      <text:p text:style-name="P42"/>
      <text:h text:style-name="P39" text:outline-level="1">II. <text:span text:style-name="T41">Intérêts</text:span> et limites de la compensation</text:h>
      <text:p text:style-name="P65"/>
      <text:p text:style-name="P65"><text:tab/><text:span text:style-name="T41">Les mécanismes de compensation environnementale suscitent des réactions ambivalentes. En France, les mesures compensatoires ont longtemps été insuffisamment mises en œuvre. La publication de </text:span><text:span text:style-name="T43">Lignes directrices </text:span><text:span text:style-name="T52">par le Ministère en charge de l'environnement en octobre 2013, visait à répondre à certaines critiques en proposant une Doctrine nationale facilitant leur réalisation. </text:span></text:p>
      <text:p text:style-name="P66"><text:span text:style-name="T52"><text:tab/>L'exercice consistant à faire le bilan des mesures compensatoires est délicat. En effet, la compensation environnementale </text:span><text:span text:style-name="T53">est</text:span><text:span text:style-name="T52"> censé</text:span><text:span text:style-name="T53">e</text:span><text:span text:style-name="T52"> produire des résultats à long terme. Il pourrait donc sembler prématuré de conclure sur l'efficacité des mécanismes de compensation </text:span><text:span text:style-name="T53">quatre ans après la loi Grenelle II et un an après la publication des Lignes directrices sur la séquences « éviter, réduire, compenser ». Cependant, les moyens au service de la compensation ainsi que la pratique des maîtres d'ouvrage permettent de dresser un panorama de l’intérêt des mesures compensatoires (A.) ainsi, et surtout, de ses limites (B.).</text:span></text:p>
      <text:h text:style-name="P40" text:outline-level="2">A. Les avantages de la compensation environnementale</text:h>
      <text:p text:style-name="P43"/>
      <text:p text:style-name="P47"><text:tab/><text:span text:style-name="T74">La mise en œuvre correcte des mesures compensatoire constitue une avancée importante. Longtemps, la séquence « éviter, réduire, compenser » a été mal appliquée, les mesures de compensation ne s'appliquait alors pas aux dommages résiduels qui n'avaient pas pu être corrigés par des mesures de réduction. La bonne mise en œuvre constitue, par conséquent, une avancée importante dans la protection des écosystèmes dans le cadre des projets d'aménagements. </text:span></text:p>
      <text:p text:style-name="P47"><text:tab/><text:span text:style-name="T71">Le programme de compensation biodiversité et entreprises</text:span><text:span text:style-name="T71"><text:note text:id="ftn1" text:note-class="footnote"><text:note-citation>1</text:note-citation><text:note-body><text:p text:style-name="P77">En anglais, <text:span text:style-name="T42">Business and Biodiversity offsets programme</text:span>.</text:p></text:note-body></text:note></text:span><text:span text:style-name="T71"> <text:s/>met en avant dix principes de la compensation environnementale qui témoignent, au niveau mondial, des intérêts du développement de cette pratique</text:span><text:span text:style-name="T71"><text:note text:id="ftn2" text:note-class="footnote"><text:note-citation>2</text:note-citation><text:note-body><text:p text:style-name="P78">« Standard on Biodiversity Offsets », <text:span text:style-name="T42">Business and Biodiversity Offsets Programme </text:span>(BBOP), 2012, Washington, D.C., 29 p. 17-22.</text:p></text:note-body></text:note></text:span><text:span text:style-name="T71">. Il s'agit de :</text:span></text:p>
      <text:list xml:id="list408472638151420998" text:style-name="L1">
        <text:list-item>
          <text:p text:style-name="P52">atteindre un résultat de non perte nette de biodiversité ;</text:p>
        </text:list-item>
        <text:list-item>
          <text:p text:style-name="P52">tendre vers un gain de biodiversité ;</text:p>
        </text:list-item>
        <text:list-item>
          <text:p text:style-name="P52">respecter la hiérarchie des mesures d'atténuation (éviter, réduire, compenser) ;</text:p>
        </text:list-item>
        <text:list-item>
          <text:p text:style-name="P52">poser des limites au principe de compensation ;</text:p>
        </text:list-item>
        <text:list-item>
          <text:p text:style-name="P52"><text:soft-page-break/>prendre en compte le contexte local ;</text:p>
        </text:list-item>
        <text:list-item>
          <text:p text:style-name="P52">faire participer l'ensemble des parties prenantes ;</text:p>
        </text:list-item>
        <text:list-item>
          <text:p text:style-name="P52">mettre en œuvre une mesure de compensation de façon justifiée, équilibrée et équitable ;</text:p>
        </text:list-item>
        <text:list-item>
          <text:p text:style-name="P52">fixer un objectif de résultats sur du long terme ;</text:p>
        </text:list-item>
        <text:list-item>
          <text:p text:style-name="P52">être transparent et communiquer ses résultats :</text:p>
        </text:list-item>
        <text:list-item>
          <text:p text:style-name="P52">respecter les savoirs-faire traditionnels lors de la mise en place des mesures de compensation.</text:p>
        </text:list-item>
      </text:list>
      <text:p text:style-name="P47"><text:span text:style-name="T71"><text:tab/>Nous retenons dans le cadre de cette étude deux intérêts du développement des mesures compensatoire. Il apparaît, d'une part, que les maîtres d'ouvrage prennent mieux en compte la biodiversité dans le cadre de leurs projets industriels ou d'infrastructure (1.), et que, d'autre part, </text:span><text:span text:style-name="T44">a fortiori</text:span><text:span text:style-name="T54">, le</text:span><text:span text:style-name="T55">s projets environnementaux bénéficient de nouveaux moyens de financement (2.).</text:span></text:p>
      <text:p text:style-name="P49"/>
      <text:p text:style-name="P54"><text:span text:style-name="T65">1</text:span><text:span text:style-name="T51">. </text:span><text:span text:style-name="T56">La meilleure prise en compte de l'environnement par le porteur de projet</text:span></text:p>
      <text:p text:style-name="P53"/>
      <text:p text:style-name="P53"><text:span text:style-name="T56"><text:tab/></text:span><text:span text:style-name="T57">La mise en œuvre par les pétitionnaire</text:span><text:span text:style-name="T58">s</text:span><text:span text:style-name="T57"> de la séquence « éviter, réduire, compenser » dans le cadre de leurs projets, validée par l'administration</text:span><text:span text:style-name="T57"><text:note text:id="ftn3" text:note-class="footnote"><text:note-citation>3</text:note-citation><text:note-body><text:p text:style-name="P79">L<text:span text:style-name="T72">'insertion de mesures compensatoires dans un projet ne permet pas la validation automatique d'un projet.</text:span></text:p></text:note-body></text:note></text:span><text:span text:style-name="T57">, permet indéniablement une meilleure prise en compte de l'environnement, en particulier de la biodiversité par le pétitionnaire. </text:span></text:p>
      <text:p text:style-name="P46"/>
      <text:p text:style-name="P60">1.1. Les intérêts de la compensation dans le cadre des études environnementales</text:p>
      <text:p text:style-name="P46"/>
      <text:p text:style-name="P46"><text:span text:style-name="T57"><text:tab/>Les mesures compensatoires sont une formalité obligatoire pour tout projet soumis à étude d'impact. Si </text:span><text:span text:style-name="T59">l'étude d'impact ne porte pas de caractère </text:span><text:span text:style-name="T58">réglementaire</text:span><text:span text:style-name="T59"> par elle-même, les arrêtés d'autorisation comportent souvent un article dont les dispositions établissent que les installations «</text:span><text:span text:style-name="T45"> sont disposées, aménagées et exploitées conformément aux plans et données techniques contenus dans les différents dossier déposés par l'exploitant</text:span><text:span text:style-name="T59"> »</text:span><text:span text:style-name="T59"><text:note text:id="ftn4" text:note-class="footnote"><text:note-citation>4</text:note-citation><text:note-body><text:p text:style-name="Footnote"><text:span text:style-name="T75">C</text:span><text:span text:style-name="T76">'est le cas par exemple de l’arrêté du 17 juin 2014 autorisant la société Buty Décehts spéciaux à exploiter un centre de transit et de regroupement de déchets industriels dangereux situés 5, rue Francine Fromont, zone </text:span><text:span text:style-name="T77">indu1strielle</text:span><text:span text:style-name="T76"> Est à Vaulx-en-Velin. </text:span><text:a xlink:type="simple" xlink:href="http://www.rhone.gouv.fr/content/download/15544/83586/file/AA%20BUTY%20DECHETS%20SPECIAUX.pdf"><text:span text:style-name="T76">http://www.rhone.gouv.fr/content/download/15544/83586/file/AA%20BUTY%20DECHETS%20SPECIAUX.pdf</text:span></text:a></text:p></text:note-body></text:note></text:span><text:span text:style-name="T59">. </text:span><text:span text:style-name="T58">Les études environnementales figurent au </text:span><text:soft-page-break/><text:span text:style-name="T58">titre de ces dossiers. </text:span><text:span text:style-name="T60">Ainsi, les exploitants sont tenus par les mesures qu'ils s'engagent à prendre dans le cadre de leur étude d'impact afin de compenser les impacts résiduels de leur activité sur les milieux naturels. En outre, l'administration peut choisir plusieurs parmi plusieurs mesures compensatoires proposées par le pétitionnaire, celle qui est jugée la efficace. </text:span><text:span text:style-name="T61">Dans le cadre spécifique de l'étude d'impact, le juge administrative s'attache depuis longtemps à observer non seulement la présence formelle, mais également le contenu des mesures compensatoires. Par conséquent, une étude d'impact dans laquelle les mesures compensatoires sont insuffisamment ou mal présentées peut être annulée pour vice de forme</text:span><text:span text:style-name="T61"><text:note text:id="ftn0" text:note-class="footnote"><text:note-citation>5</text:note-citation><text:note-body><text:p text:style-name="P79">Conseil d'Etat, 10 juin 1983, n° 46877, Recueil Lebon, pp. 255-256.</text:p></text:note-body></text:note></text:span><text:span text:style-name="T61">. Cette reconnaissance jurisprudentielle de l'importance des mesures compensatoires s'est accompagnée d'une progressive reconnaissance réglementaire </text:span><text:span text:style-name="T62">(</text:span><text:span text:style-name="T46">cf. infra</text:span><text:span text:style-name="T62">).</text:span><text:span text:style-name="T60"> </text:span><text:span text:style-name="T46">A fortiori</text:span><text:span text:style-name="T58">, </text:span><text:span text:style-name="T62">comme nous l'avons vu précédemment, </text:span><text:span text:style-name="T58">le processus de validation et de mise en œuvre </text:span><text:span text:style-name="T62">des mesures compensatoires est souvent </text:span><text:span text:style-name="T58">réalisé dans le cadre de procédures successives. Le contenu de la mesure compensatoire est </text:span><text:span text:style-name="T63">alors revu plusieurs fois par les autorités administratives.</text:span></text:p>
      <text:p text:style-name="P48"><text:tab/><text:span text:style-name="T73">On distingue habituellement deux types d'obligation, les obligations de moyens et les obligations de résultats</text:span><text:span text:style-name="T73"><text:note text:id="ftn5" text:note-class="footnote"><text:note-citation>6</text:note-citation><text:note-body><text:p text:style-name="P80">La distinction entre obligation de moyen et obligation de résultat transparaît clairement aux articles 1137 et 1147 du Code civil. L'article 1147 dispose que :”e débiteur est condamné, s'il y a lieu, au paiement de dommages et intérêts, soit à raison de l'inexécution de l'obligation, soit à raison du retard dans l'exécution, toutes les fois qu'il ne justifie pas que l'inexécution provient d'une cause étrangère qui ne peut lui être imputée, encore qu'il n'y ait aucune mauvaise foi de sa part.</text:p></text:note-body></text:note></text:span><text:span text:style-name="T73">. Dans le cadre des premières, le débiteur de l'obligation s'engage à <text:s/>mettre en œuvre, </text:span><text:span text:style-name="T47">in abstracto</text:span><text:span text:style-name="T64">, pour</text:span><text:span text:style-name="T73"> parvenir à exécuter son obligation. Il doit donc agir en bon père de famille. Dans le cadre d'obligations de résultat, le débiteur de l'obligation engage sa responsabilité s'il ne parvient pas au résultat convenu, à moins du fait d'un tiers ou d'un cas de force majeur. La nature des mesures compensatoires semble s'être transformée au fil de la pratique d'une obligation de moyen en obligation de résultat. Cela peut amener à considérer qu'il est «</text:span><text:span text:style-name="T47"> de plus en plus attendu un objectif d'atteinte d'un certain niveau écologique, "équivalent en surface et en fonctionnalités" comme mentionné dans les SDAGE 2010-2015. On est passée d'obligation de moyen (ou de mise en œuvre des travaux de restauration/gestion et des suivis écologiques) à une obligation de résultats</text:span><text:span text:style-name="T73"> »</text:span><text:span text:style-name="T73"><text:note text:id="ftn6" text:note-class="footnote"><text:note-citation>7</text:note-citation><text:note-body><text:p text:style-name="P81">Analyse des mesures compensatoires aux atteintes au patrimoine naturel – Receuil et analyse de cas<text:span text:style-name="T51">, pour le ministère de l'écologie, de l'énergie, du développement durable et de la mer, Enviroscop – CERE – Cogreah – In vivo, 2010, p. 37.</text:span></text:p></text:note-body></text:note></text:span><text:span text:style-name="T73">. Cela résulte donc indirectement de documents de planification avec lesquels le projet doit entretenir un rapport de comptabilité. A l'appui de cette analyse, citons les dispositions de l'arrêté interpréfectoral Bas-Rhin Moselle du 2 novembre 2009 portant autorisation de réalisation </text:span><text:soft-page-break/><text:span text:style-name="T73">des travaux de la LGV est européenne – Unité Hydrographique <text:s/>de la Zorn. Cet arrêté établit que  « </text:span><text:span text:style-name="T47">les mesures compensatoires [...] devront présenter un intérêt et une fonctionnalité identiques aux zones </text:span><text:span text:style-name="T73">[humides] </text:span><text:span text:style-name="T47">détruites</text:span><text:span text:style-name="T73"> »</text:span><text:span text:style-name="T73"><text:note text:id="ftn7" text:note-class="footnote"><text:note-citation>8</text:note-citation><text:note-body><text:p text:style-name="P82"><text:span text:style-name="T78">L'arrêté dispose également qu'une </text:span><text:span text:style-name="T33">« </text:span><text:span text:style-name="T25">analyse a posteriori [...] du caractère de la zone humide sera présentée par le pétitionnaire pour vérifier que le projet est efficace et conforme aux prévisions. Si au terme des 5 ans le résultat est atteint, le bilan ne sera pas exigé au-delà de cette durée ; dans le cas contraire, le pétitionnaire corrigera les mesures afin d'atteindre les objectifs définis dans la décision d'autorisation</text:span><text:span text:style-name="T33"> ». </text:span><text:span text:style-name="T32">In, A</text:span><text:span text:style-name="T33">rrêté interpréfectoral Bas-Rhin Moselle du 2 novembre 2009 portant autorisation de réalisation des travaux de la LGV est européenne – Unité Hydrographique <text:s/>de la Zorn </text:span><text:span text:style-name="T32">; cité par </text:span><text:span text:style-name="T24">Analyse des mesures compensatoires aux atteintes au patrimoine naturel – Receuil et analyse de cas</text:span><text:span text:style-name="T28">, pour le ministère de l'écologie, de l'énergie, du développement durable et de la mer, Enviroscop – CERE – Cogreah – In vivo, 2010, p. 37.</text:span></text:p></text:note-body></text:note></text:span><text:span text:style-name="T73">.</text:span><text:tab/></text:p>
      <text:p text:style-name="P48"><text:span text:style-name="T78"><text:tab/>Il apparaît par conséquent que la prise en compte des mesures compensatoires croît, au plan formel dans le cadre des études environnementales et du fait que les pétitionnaires sont tenus à une obligation de résultat. Les mesures compensatoires sont également intéressantes du fait de leur extension aux espèces aux habitats ainsi qu'aux fonctionnalités écologiques. Elles sont donc très inclusives.</text:span></text:p>
      <text:p text:style-name="P48"><text:tab/><text:span text:style-name="T79">Au terme de ce développement, notons que les mesures compensatoires visent essentiellement à permettre que les projets d'infrastructure et les projets industriels ne soient pas impactant pour la biodiversité. C'est ce que pointe les lignes directrices : «</text:span><text:span text:style-name="T48"> L’objectif poursuivi de la compensation est d’atteindre une non-perte nette de biodiversité et dans certains cas, de tendre vers un gain net</text:span><text:span text:style-name="T79"> »</text:span><text:span text:style-name="T79"><text:note text:id="ftn8" text:note-class="footnote"><text:note-citation>9</text:note-citation><text:note-body><text:p text:style-name="P85">Lignes directrices XX p. 97</text:p></text:note-body></text:note></text:span><text:span text:style-name="T79">. Cet objectif est atteint grâce à l'équivalence écologique déterminée par les services instructeurs.</text:span></text:p>
      <text:p text:style-name="P48"/>
      <text:p text:style-name="P60">1.2. <text:span text:style-name="T81">L’intérêt de l'équivalence écologique en tant qu'outil de conciliation de l'écologie et de l'économie</text:span></text:p>
      <text:p text:style-name="P56"/>
      <text:p text:style-name="P50"><text:tab/><text:span text:style-name="T81">À travers l'application de l'équivalence écologique, les mesures compensatoires permettent de dépasser l'opposition entre des intérêts </text:span><text:span text:style-name="T50">a priori </text:span><text:span text:style-name="T67">divergents. Les mesures compensatoires, dans la mesures où elles permettent la prise en compte par les industriels des impacts résiduels des projets sur les espèces et les habitats, permettent d'insérer la problématique environnementale dans l'économie. Ainsi, la l'équivalence écologique peut sembler être le témoignage d'un nouveau paradigme, le </text:span><text:span text:style-name="T50">développement durable</text:span><text:span text:style-name="T67">. La notion même d'équivalence ne permet-elle pas de mettre à égalité ?</text:span></text:p>
      <text:p text:style-name="P57"><text:soft-page-break/><text:tab/>L'équivalence écologique dans le cadre de l'autorisation de défrichement illustre l’intérêt des mesures compensatoires afin d'atteindre des projets neutres.</text:p>
      <text:p text:style-name="P56"><text:tab/>La compensation environnementale pour les autorisations de défrichement apparaît comme le système <text:span text:style-name="T82">L</text:span>e plus abouti. <text:span text:style-name="T80">L'article L. 341-6 du Code forestier dispose :</text:span></text:p>
      <text:p text:style-name="P68"><text:span text:style-name="T51">« </text:span>L'autorité administrative compétente de l'Etat peut subordonner son autorisation au respect d'une ou plusieurs des conditions suivantes : [...]</text:p>
      <text:p text:style-name="P69"><text:span text:style-name="T49">2° 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Le représentant de l'Etat dans le département pourra imposer que le boisement compensateur soit réalisé dans la même région forestière ou dans un secteur écologiquement ou socialement comparable </text:span><text:span text:style-name="T66">». </text:span></text:p>
      <text:p text:style-name="P67"><text:span text:style-name="T66"><text:tab/></text:span></text:p>
      <text:p text:style-name="P67"><text:span text:style-name="T66"><text:tab/></text:span><text:span text:style-name="T69">U</text:span><text:span text:style-name="T66">n défrichement </text:span><text:span text:style-name="T69">consiste en une </text:span><text:span text:style-name="T66">opération volontaire </text:span><text:span text:style-name="T67">entraînant</text:span><text:span text:style-name="T66"> directement ou indirectement la destruction de l'état voisé d'un terrain. Une opération de défrichement doit <text:s/>obtenir une autorisation préalable. </text:span><text:span text:style-name="T67">La réalisation de mesures de reboisement n'est pas obligatoire. Il s'agit d'une prescription qui peut être discrétionnairement imposée par </text:span><text:span text:style-name="T69">le préfet dans le cadre de son arrêté d'autorisation de défrichement</text:span><text:span text:style-name="T67">. Lorsque le défrichement implique la réalisation de mesures compensatoires, le ratio </text:span><text:span text:style-name="T69">qui doit être </text:span><text:span text:style-name="T67">appliqu</text:span><text:span text:style-name="T69">é</text:span><text:span text:style-name="T67"> </text:span><text:span text:style-name="T69">est</text:span><text:span text:style-name="T67"> compris entre deux et cinq fois la superficie de la surface déboisée. En outre, le Préfet </text:span><text:span text:style-name="T69">dispose de la possibilité légale </text:span><text:span text:style-name="T67">d'imposer </text:span><text:span text:style-name="T68">que les mesures compensatoires soient réalisées de manière connexe au site impacté, dans des conditions écologiques et sociales comparables.</text:span><text:span text:style-name="T67"> </text:span><text:span text:style-name="T69">Ces dispositions légales témoignent de l’intérêt des mesures compensatoires pour la préservation des espaces boisés.</text:span></text:p>
      <text:p text:style-name="P67"/>
      <text:p text:style-name="P67"><text:span text:style-name="T69"><text:tab/>Les mesures compensatoires </text:span><text:span text:style-name="T70">constituent un outil d'insertion de la biodiversité et des écosystèmes dans les projets industriels. Ces mesures mesures ont également l’intérêt de ne pas être prises isolément, mais avec des mesures d'accompagnement qui sont plus transversales.</text:span><text:span text:style-name="T82"><text:tab/></text:span></text:p>
      <text:p text:style-name="P49"/>
      <text:p text:style-name="P55">2. La compensation environnementale comme opportunité de financement de la conservation environnementale</text:p>
      <text:p text:style-name="P59"><text:tab/></text:p>
      <text:p text:style-name="P63"><text:soft-page-break/><text:span text:style-name="T34"><text:tab/></text:span><text:span text:style-name="T35">Les mesures dites d'accompagnement ont vocation à renforcer les mesures compensatoires. Elles ne sont pas des mesures obligatoires, mais sont appréciées de l'administration qui leur accorde une importance particulière</text:span><text:span text:style-name="T35"><text:note text:id="ftn9" text:note-class="footnote"><text:note-citation>10</text:note-citation><text:note-body><text:p text:style-name="P83">Les mesures compensatoires pour la biodiversité : la stratégie de la DIREN PACA », Direction régionale de l'environnement Provence-Alpes-Côte d'Azur, Aix-En-Provence, 18 septembre 2008, p. 10.</text:p></text:note-body></text:note></text:span><text:span text:style-name="T35">. </text:span><text:span text:style-name="T36">Les mesures d'accompagnement sont des mesures globales et transversales éloignées des principes et des objectifs de la compensation environnementale. Elles doivent néanmoins toujours être attachées à des mesures « physiques » de restauration pour être validées.</text:span></text:p>
      <text:p text:style-name="P63"><text:span text:style-name="T36"><text:tab/>Les mesures d'accompagnement peuvent consister dans le financement de projet de recherche à condition que ces derniers répondent à des protocoles strictes, et qui peuvent permettre l'évaluation de l'efficacité des mesures compensatoires. Le programme de recherche mis en place par l'opérateur, ou auquel celui-ci participe, doit être lié aux habitats et aux espèces impactés par le projet. Par exemple, le projet d'aménagement du port de Fos 2XL par Port Autonome de Marseille a donné lieu, dans le cadre de l'arrêté préfectoral du 10 mai 2006, à l'inventaire et à l’évaluation de la répartition des biocénoses marines présentes dans le golfe, ainsi que leur suivi pendant dix ans</text:span><text:span text:style-name="T36"><text:note text:id="ftn10" text:note-class="footnote"><text:note-citation>11</text:note-citation><text:note-body><text:p text:style-name="P84"><text:span text:style-name="T26">Analyse des mesures compensatoires aux atteintes au patrimoine naturel – Receuil et analyse de cas</text:span><text:span text:style-name="T29">, pour le ministère de l'écologie, de l'énergie, du développement durable et de la mer, Enviroscop – CERE – Cogreah – In vivo, 2010, </text:span><text:span text:style-name="T30">p. 99.</text:span></text:p></text:note-body></text:note></text:span><text:span text:style-name="T36">.</text:span></text:p>
      <text:p text:style-name="P45"><text:span text:style-name="T36"><text:tab/></text:span><text:span text:style-name="T37">Les mesures d'accompagnement peuvent également donné lieu au prélèvement puis à la réintroduction d'espèces, après leur multiplication </text:span><text:span text:style-name="T27">in vitro</text:span><text:span text:style-name="T31">. La phase de multiplication est ici importante pour la qualification de mesure d'accompagnement. Philippe BILLET nous rappelle que le déplacement d'espèces est constitutif d'une mesure compensatoire</text:span><text:span text:style-name="T31"><text:note text:id="ftn11" text:note-class="footnote"><text:note-citation>12</text:note-citation><text:note-body><text:p text:style-name="P86">Philippe BILLET XXXXX p. 14.</text:p></text:note-body></text:note></text:span><text:span text:style-name="T31">. Ce type de mesure est mis en place pour des espèces d'un intérêt exceptionnel en raison des coûts en œuvre et des probabilités de réussite</text:span><text:span text:style-name="T31"><text:note text:id="ftn12" text:note-class="footnote"><text:note-citation>13</text:note-citation><text:note-body><text:p text:style-name="P86">Les mesures compensatoires pour la biodivesité, principes et projets en région PACA XXXXX p. 24</text:p></text:note-body></text:note></text:span><text:span text:style-name="T31">.</text:span></text:p>
      <text:p text:style-name="P45"><text:span text:style-name="T31"><text:tab/>Une mesures d'accompagnement est particulièrement intéressante. Il s'agit du soutien aux centres de sauvegarde, <text:s/>aux associations de protections de l'environnement dont la mission est la sauvegarde des espèces impactées, ou le financement de programmes d'actions locales, régionales ou nationales, en fonction de l'étendue de l'impact du projet.</text:span></text:p>
      <text:p text:style-name="P51"/>
      <text:p text:style-name="P51"/>
      <text:p text:style-name="P51"><text:soft-page-break/></text:p>
      <text:p text:style-name="P58"/>
      <text:h text:style-name="Heading_20_2" text:outline-level="2"><text:span text:style-name="T23">B. Les difficultés de compensation environnementale</text:span></text:h>
      <text:p text:style-name="P30"/>
      <table:table table:name="Tableau7" table:style-name="Tableau7">
        <table:table-column table:style-name="Tableau7.A"/>
        <table:table-row>
          <table:table-cell table:style-name="Tableau7.A1" office:value-type="string">
            <text:p text:style-name="P2"><text:span text:style-name="T1">Jean Untermaier (1986) n’a d’ailleurs pas hésité à la qualifier de « supercherie », en estimant que la compensation n’a véritablement de sens « qu’à la condition de remplacer ce qui a disp</text:span><text:span text:style-name="T2">a</text:span><text:span text:style-name="T1">ru par autre chose, non seulement de </text:span><text:span text:style-name="Default_20_Paragraph_20_Font"><text:span text:style-name="T1">même valeur, mais aussi de même nature »</text:span></text:span></text:p>
          </table:table-cell>
        </table:table-row>
      </table:table>
      <text:p text:style-name="P37"/>
      <text:p text:style-name="P71"><text:span text:style-name="T40"><text:s/></text:span><text:span text:style-name="T39">La difficulté méthodologique</text:span></text:p>
      <text:p text:style-name="P22"/>
      <text:p text:style-name="Text_20_body"><text:span text:style-name="Default_20_Paragraph_20_Font"><text:span text:style-name="T13">Mise en œuvre de la compensation pas toujours envisageable au plan technique</text:span></text:span></text:p>
      <text:p text:style-name="Text_20_body"><text:span text:style-name="Default_20_Paragraph_20_Font"><text:span text:style-name="T13">- difficulté dans la détermination même de la mesure compensatoire ;</text:span></text:span></text:p>
      <text:p text:style-name="Text_20_body"><text:span text:style-name="Default_20_Paragraph_20_Font"><text:span text:style-name="T13">- difficultés de mise en place de la mesure compensatoire ;</text:span></text:span></text:p>
      <text:p text:style-name="P22"/>
      <text:p text:style-name="P19"><text:span text:style-name="Default_20_Paragraph_20_Font"><text:span text:style-name="T14">a. Les problèmes éthiques de la compensation</text:span></text:span></text:p>
      <text:p text:style-name="P19"><text:span text:style-name="Default_20_Paragraph_20_Font"><text:span text:style-name="T12">La compensation : un droit de détruire ?</text:span></text:span></text:p>
      <text:p text:style-name="P32"/>
      <table:table table:name="Tableau6" table:style-name="Tableau6">
        <table:table-column table:style-name="Tableau6.A"/>
        <table:table-row>
          <table:table-cell table:style-name="Tableau6.A1" office:value-type="string">
            <text:p text:style-name="P10">« Artificialisation de la nature »</text:p>
          </table:table-cell>
        </table:table-row>
        <table:table-row>
          <table:table-cell table:style-name="Tableau6.A1" office:value-type="string">
            <text:p text:style-name="P10">Développement d’un marché de la compensation </text:p>
            <text:list xml:id="list7589623656179259853" text:style-name="L2">
              <text:list-item>
                <text:p text:style-name="P72"><text:span text:style-name="Default_20_Paragraph_20_Font"><text:span text:style-name="T9">Nature : chose commune : FG TREBULLE</text:span></text:span><text:span text:style-name="Default_20_Paragraph_20_Font"><text:span text:style-name="T10">, les fonctions de la responsabilité environnementale : réparer, prévenir, punir</text:span></text:span><text:span text:style-name="Default_20_Paragraph_20_Font"><text:span text:style-name="T9">, in La responsabilité environnementale : prévention, imputation, réparation, Chantal CANS, Dalloz, 2009, p. 27</text:span></text:span></text:p>
              </text:list-item>
            </text:list>
          </table:table-cell>
        </table:table-row>
      </table:table>
      <text:p text:style-name="P3"><text:span text:style-name="Default_20_Paragraph_20_Font"><text:span text:style-name="T9">Greenwahing : la nature est unique et complexe. Il est </text:span></text:span><text:span text:style-name="Default_20_Paragraph_20_Font"><text:span text:style-name="T19">illusoire de laisser penser que des équivalences puissent être trouvées entre des zones naturelles distinctes.</text:span></text:span></text:p>
      <text:p text:style-name="P5"/>
      <text:p text:style-name="P5"/>
      <text:list xml:id="list2763285571819973931" text:style-name="L3">
        <text:list-item>
          <text:p text:style-name="P73">Théorie du bilan : Hostiou / Chrestia</text:p>
        </text:list-item>
      </text:list>
      <text:p text:style-name="P16">C. E. 28 mai 1971, Rec. page 409, concl. Braibant. Ville nouvelle Est</text:p>
      <text:p text:style-name="P16"/>
      <text:p text:style-name="P2"><text:span text:style-name="Default_20_Paragraph_20_Font"><text:span text:style-name="T18">À cet égard, que des valeurs étalon soient données aux éléments de la biodiversité pour éclairer la décision publique ou garantir une meilleure mise en oeuvre de la jurisprudence du bilan « coût/avantages » inaugurée par le Conseil d’État en 1971 avec l’arrêt Ville Nouvelle Est</text:span></text:span><text:span text:style-name="Default_20_Paragraph_20_Font"><text:span text:style-name="T17">37</text:span></text:span><text:span text:style-name="Default_20_Paragraph_20_Font"><text:span text:style-name="T18">, n’a rien qui puisse heurter les principes.</text:span></text:span></text:p>
      <text:p text:style-name="P17"/>
      <text:p text:style-name="P2"><text:span text:style-name="T1">Viole également ce principe d’équilibre un projet d’unité touristique nouvelle qui prévoit la création de plusieurs golfs et d’un héliport ainsi que la construction de logements, de commerces, d’hôtels, de restaurants pour un total de </text:span><text:span text:style-name="Default_20_Paragraph_20_Font"><text:span text:style-name="T1">plus de 60 000m</text:span></text:span><text:span text:style-name="Default_20_Paragraph_20_Font"><text:span text:style-name="T4">2 </text:span></text:span><text:span text:style-name="Default_20_Paragraph_20_Font"><text:span text:style-name="T1">de surface hors oeuvre nette que l’on se propose d’implanter dans un site naturel d’une qualité </text:span></text:span><text:span text:style-name="T1">exceptionnelle en raison des caractéristiques climatiques qui favorisent, dans la forêt existante, le développement </text:span><text:span text:style-name="Default_20_Paragraph_20_Font"><text:span text:style-name="T1">d’une faune variée</text:span></text:span><text:span text:style-name="Default_20_Paragraph_20_Font"><text:span text:style-name="T4">5</text:span></text:span><text:span text:style-name="Default_20_Paragraph_20_Font"><text:span text:style-name="T1">. </text:span></text:span></text:p>
      <text:p text:style-name="P2"><text:span text:style-name="Default_20_Paragraph_20_Font"><text:span text:style-name="T6">4- Trib. adm. Nice, 1</text:span></text:span><text:span text:style-name="Default_20_Paragraph_20_Font"><text:span text:style-name="T5">er </text:span></text:span><text:span text:style-name="Default_20_Paragraph_20_Font"><text:span text:style-name="T6">fév. 1996, Synd. d’exploitants agricoles de Fontau-Sorge et autres, </text:span></text:span><text:span text:style-name="Default_20_Paragraph_20_Font"><text:span text:style-name="T7">Études foncières, </text:span></text:span><text:span text:style-name="Default_20_Paragraph_20_Font"><text:span text:style-name="T6">décembre 1996, p. 40,</text:span></text:span></text:p>
      <text:p text:style-name="P15">note Lamorlette. </text:p>
      <text:p text:style-name="P20"><text:span text:style-name="Default_20_Paragraph_20_Font"><text:span text:style-name="T5">5 </text:span></text:span><text:span text:style-name="Default_20_Paragraph_20_Font"><text:span text:style-name="T6">Trib. adm. Grenoble, 10 mai 1990, Ass. « Club alpin français », </text:span></text:span><text:span text:style-name="Default_20_Paragraph_20_Font"><text:span text:style-name="T7">Revue juridique de l’environnement </text:span></text:span><text:span text:style-name="Default_20_Paragraph_20_Font"><text:span text:style-name="T6">1991, p. 225.</text:span></text:span></text:p>
      <text:p text:style-name="P28"/>
      <text:p text:style-name="P2"><text:span text:style-name="Default_20_Paragraph_20_Font"><text:span text:style-name="T6">« </text:span></text:span><text:span text:style-name="Default_20_Paragraph_20_Font"><text:span text:style-name="T1">alibis justifiant la réalisation dudit Projet » PHILIPPE BILLET</text:span></text:span></text:p>
      <text:p text:style-name="P7"/>
      <text:p text:style-name="P24"/>
      <text:p text:style-name="P24"/>
      <text:p text:style-name="P24"/>
      <text:p text:style-name="P27">Localisation des mesures compensatoires : lieu permettant un équivalence</text:p>
      <text:p text:style-name="P24">CE 27 novembre 1985, cme de Chamonix-Mont-Blanc c. Association de sauvegarde de la vallée de l’Aveyron <text:soft-page-break/>n°62210, RJE n°4/1986, p. 381</text:p>
      <text:p text:style-name="P2"><text:span text:style-name="T1">Ce précédent a fait florès, si l’on en juge par le déclassement de la réserve naturelle de l’Ise</text:span><text:span text:style-name="T3">r</text:span><text:span text:style-name="T1">an,motivé pour une large part par le souhait des élus et aménageurs de pouvoir étendre par la station de Val d’Isère le domaine skiable du col de l’Iseran, les 1500 hectares déclassés étant compensés par la création de la réserve naturelle de Bailletaz sur 495,23 hectares, outre la prescription d’arrêtés de biotopes sur le territoire de l’ex réserve de l’Iseran et la création d’une réserve de chasse </text:span><text:span text:style-name="Default_20_Paragraph_20_Font"><text:span text:style-name="T1">sur le glacier du Pissaillas</text:span></text:span><text:span text:style-name="Default_20_Paragraph_20_Font"><text:span text:style-name="T4">37</text:span></text:span></text:p>
      <text:p text:style-name="P4"><text:span text:style-name="Default_20_Paragraph_20_Font"><text:span text:style-name="T5">37 </text:span></text:span><text:span text:style-name="Default_20_Paragraph_20_Font"><text:span text:style-name="T6">Cons. d’État, 22 janvier 2003, Commune de Val d’Isère et Association des montagnards de la Vanoise,</text:span></text:span></text:p>
      <text:p text:style-name="P6"/>
      <text:p text:style-name="P4"><text:span text:style-name="Default_20_Paragraph_20_Font"><text:span text:style-name="T6"/></text:span></text:p>
      <text:p text:style-name="P5"/>
      <text:p text:style-name="P3"><text:span text:style-name="Default_20_Paragraph_20_Font"><text:span text:style-name="T19"/></text:span></text:p>
      <text:p text:style-name="P19"><text:span text:style-name="Default_20_Paragraph_20_Font"><text:span text:style-name="T14">b. les difficultés techniques et scientifiques de détermination des mesures compensatoires</text:span></text:span></text:p>
      <text:p text:style-name="P19"><text:span text:style-name="Default_20_Paragraph_20_Font"><text:span text:style-name="T12">→ Difficulté de prise en compte de la biodiversité ordinaire ;</text:span></text:span></text:p>
      <text:p text:style-name="P19"><text:span text:style-name="Default_20_Paragraph_20_Font"><text:span text:style-name="T12">- qu'est-ce qu'on compense ? Tout n'est pas compensable / espèces protégées / nature / ordinaire / services écologiques /etc</text:span></text:span></text:p>
      <text:p text:style-name="P25">La notion d’équilibre en écologie est instable. On ne cherche plus à créer un climax, dans la mesure où les écosystèmes sont par nature dynamiques.</text:p>
      <text:p text:style-name="P1"><text:span text:style-name="Default_20_Paragraph_20_Font"><text:span text:style-name="T20">Par ailleurs, la définition du </text:span></text:span><text:span text:style-name="Default_20_Paragraph_20_Font"><text:span text:style-name="T22">ratio compensatoire </text:span></text:span><text:span text:style-name="Default_20_Paragraph_20_Font"><text:span text:style-name="T20">est une autre </text:span></text:span><text:span text:style-name="T20">question récurrente des maîtres d’ouvrage liée à la définition de l’équivalence. Comment est évalué le nombre d’hectares à compenser ? Sur quelles bases ? À l’heure actuelle, le taux de compensation est défi ni au cas par cas par les instances</text:span></text:p>
      <text:p text:style-name="P9"><text:span text:style-name="T21">décisionnaires. Il peut varier d’une compensation de 1 hectare à compenser pour 1 hectare détruit jusqu'à une compensation de 10 hectares à compenser pour 1 hectare détruit. Ces variations dépendent aujourd’hui des caractéristiques de chaque projet et notamment des potentialités écologiques du site d’accueil de la </text:span><text:span text:style-name="Default_20_Paragraph_20_Font"><text:span text:style-name="T21">compensation.</text:span></text:span></text:p>
      <text:p text:style-name="P31"/>
      <text:p text:style-name="P14">On ne sait d’ailleurs le plus souvent pas grand-chose de ces mesures, que les juridictions administratives <text:s/>se contentent de citer comme un standard </text:p>
      <text:p text:style-name="P2"><text:span text:style-name="Default_20_Paragraph_20_Font"><text:span text:style-name="T1">L’analyse des e</text:span></text:span><text:span text:style-name="Default_20_Paragraph_20_Font"><text:span text:style-name="T8">ff</text:span></text:span><text:span text:style-name="Default_20_Paragraph_20_Font"><text:span text:style-name="T1">ets de ces mesures comme compensations e</text:span></text:span><text:span text:style-name="Default_20_Paragraph_20_Font"><text:span text:style-name="T8">ff</text:span></text:span><text:span text:style-name="Default_20_Paragraph_20_Font"><text:span text:style-name="T1">ectives n’est cependant jamais abordée, même </text:span></text:span><text:span text:style-name="T1">s’il est parfois prévu un suivi de l’espèce sur quelques </text:span><text:span text:style-name="Default_20_Paragraph_20_Font"><text:span text:style-name="T1">années et d’évaluation des mesures adoptées. L’e</text:span></text:span><text:span text:style-name="Default_20_Paragraph_20_Font"><text:span text:style-name="T8">ffi</text:span></text:span><text:span text:style-name="Default_20_Paragraph_20_Font"><text:span text:style-name="T1">cacité relative des crapauducs (ou batrachoducs)</text:span></text:span><text:span text:style-name="Default_20_Paragraph_20_Font"><text:span text:style-name="T4">36 </text:span></text:span><text:span text:style-name="Default_20_Paragraph_20_Font"><text:span text:style-name="T1">comme </text:span></text:span><text:span text:style-name="T1">celle des tunnels pour assurer le passage des mammifères (SETRA, 1993, 2000) remet en cause la transparence des infrastructures linéaires etmarque, dans une certaine mesure, l’échec de la compensation, alors même qu’elle </text:span></text:p>
      <text:p text:style-name="P13">BILLET !!</text:p>
      <text:p text:style-name="P19"><text:span text:style-name="Default_20_Paragraph_20_Font"><text:span text:style-name="T12"/></text:span></text:p>
      <text:h text:style-name="P70" text:outline-level="6">. Effectivité des mesures compensatoires</text:h>
      <text:p text:style-name="P23"/>
      <text:p text:style-name="P19"><text:span text:style-name="Default_20_Paragraph_20_Font"><text:span text:style-name="T16">- Où compenser ? In situ / ailleurs / problèmes avec les agriculteurs, etc.</text:span></text:span></text:p>
      <text:p text:style-name="P31"/>
      <text:p text:style-name="P19"><text:span text:style-name="Default_20_Paragraph_20_Font"><text:span text:style-name="T16"/></text:span></text:p>
      <text:p text:style-name="P10">C’est la double peine pour les agriculteurs.</text:p>
      <text:p text:style-name="P10"/>
      <text:p text:style-name="P10">Pour mettre en place la compensation écologique, le conservateur public ou l’aménageur a plusieurs solutions (lire page 80). Il peut acquérir le foncier et le gérer lui-même. Sauf lorsque toute activité,</text:p>
      <text:p text:style-name="P10">même agricole, est prohibée, c’est une solution à la fois onéreuse et destructrice de valeur. C’est pourquoi les différents intervenants vont chercher soit à installer ou laisser un exploitant agricole</text:p>
      <text:p text:style-name="P1"><text:span text:style-name="T9">sur les lieux, à charge pour lui de respecter les contraintes environnementales, soit à maintenir la propriété en l’état et poursuivre l’objectif environnemental par le </text:span><text:span text:style-name="Default_20_Paragraph_20_Font"><text:span text:style-name="T9">biais de conventions de droit privé.</text:span></text:span></text:p>
      <text:p text:style-name="P8"/>
      <text:p text:style-name="P1"><text:span text:style-name="Default_20_Paragraph_20_Font"><text:span text:style-name="T9">POINT DE VUE </text:span></text:span><text:span text:style-name="T23">DE </text:span><text:span text:style-name="Default_20_Paragraph_20_Font"><text:span text:style-name="T23">GRT GAZ</text:span></text:span></text:p>
      <text:p text:style-name="P8"/>
      <text:list xml:id="list204620283271832" text:style-name="L3">
        <text:list-item>
          <text:p text:style-name="P74"><text:soft-page-break/>uicn</text:p>
        </text:list-item>
      </text:list>
      <text:p text:style-name="P1"><text:span text:style-name="T11">L’expérience montre que l’achat des parcelles n’est pas chose facile. Il lui faut généralement passer par les SAFER* qui ne sont pas favorables </text:span><text:span text:style-name="Default_20_Paragraph_20_Font"><text:span text:style-name="T11">à ces démarches car elles pourraient conduire à priver le monde agricole des parcelles correspondantes. Des Conservatoires Régionaux </text:span></text:span><text:span text:style-name="T11">d’Espaces Naturels (CREN), dont la mission est de gérer et de valoriser le patrimoine naturel, ont été approchés pour acquérir et entretenir</text:span></text:p>
      <text:p text:style-name="P12"><text:span text:style-name="Default_20_Paragraph_20_Font"><text:span text:style-name="T11">des parcelles pour le compte de l’entreprise, mais compte tenu des difficultés rencontrées pour l’acquisition de ces parcelles, ceux ci ne souhaitent plus en devenir propriétaires.</text:span></text:span></text:p>
      <text:p text:style-name="P19"><text:span text:style-name="Default_20_Paragraph_20_Font"><text:span text:style-name="T12"/></text:span></text:p>
      <text:p text:style-name="P19"><text:span text:style-name="Default_20_Paragraph_20_Font"><text:span text:style-name="T12">- Difficulté de respect des spécificités écologiques des sites impactés</text:span></text:span></text:p>
      <text:p text:style-name="P19"><text:span text:style-name="Default_20_Paragraph_20_Font"><text:span text:style-name="T12">- Difficulté d'appliquer l'obligation légale de compensation dans le cadre de la hiérarchie « éviter, réduire, compenser ».</text:span></text:span></text:p>
      <text:p text:style-name="P19"><text:span text:style-name="Default_20_Paragraph_20_Font"><text:span text:style-name="T12">- La difficulté de pérennisation des mesures compensatoires</text:span></text:span></text:p>
      <text:p text:style-name="Standard"><text:span text:style-name="Default_20_Paragraph_20_Font"><text:span text:style-name="T23">Le juge administratif refuse de se prononcer sur la pertinence des mesures de compensation prévues par le pétitionnaire. LUCAS M.</text:span></text:span></text:p>
      <text:p text:style-name="P34">ETUDE D'IMPACT</text:p>
      <text:p text:style-name="P35">Propos liminaires, sur les obstacles résultant du cadre plus large de l'étude d'impact</text:p>
      <text:p text:style-name="P21"><text:span text:style-name="T23">→</text:span><text:span text:style-name="Default_20_Paragraph_20_Font"><text:span text:style-name="T12">différentes variantes de l’étude d’impact, plus ou moins détaillées, conduisent à l’application variable des mesures sans que ces divergences ne soient </text:span></text:span><text:span text:style-name="Default_20_Paragraph_20_Font"><text:span text:style-name="T15">a priori </text:span></text:span><text:span text:style-name="Default_20_Paragraph_20_Font"><text:span text:style-name="T12">justifiées (LUCAS M.)</text:span></text:span></text:p>
      <text:p text:style-name="P21"><text:span text:style-name="Default_20_Paragraph_20_Font"><text:span text:style-name="T12"/></text:span></text:p>
      <table:table table:name="Tableau3" table:style-name="Tableau3">
        <table:table-column table:style-name="Tableau3.A"/>
        <table:table-column table:style-name="Tableau3.B" table:number-columns-repeated="3"/>
        <table:table-row>
          <table:table-cell table:style-name="Tableau3.A1" office:value-type="string">
            <text:p text:style-name="P33"/>
          </table:table-cell>
          <table:table-cell table:style-name="Tableau3.A1" office:value-type="string">
            <text:p text:style-name="P33">défrichement</text:p>
          </table:table-cell>
          <table:table-cell table:style-name="Tableau3.A1" office:value-type="string">
            <text:p text:style-name="P33">Natura 2000</text:p>
          </table:table-cell>
          <table:table-cell table:style-name="Tableau3.A1" office:value-type="string">
            <text:p text:style-name="P33">Etude d’impact</text:p>
          </table:table-cell>
        </table:table-row>
        <table:table-row>
          <table:table-cell table:style-name="Tableau3.A1" office:value-type="string">
            <text:p text:style-name="P33">Objet de la compensation</text:p>
          </table:table-cell>
          <table:table-cell table:style-name="Tableau3.A1" office:value-type="string">
            <text:p text:style-name="P33">Maintien des rôles écologique et social des bois</text:p>
          </table:table-cell>
          <table:table-cell table:style-name="Tableau3.A1" office:value-type="string">
            <text:p text:style-name="P33">maintien de la cohérence écologique du réseau</text:p>
          </table:table-cell>
          <table:table-cell table:style-name="Tableau3.A1" office:value-type="string">
            <text:p text:style-name="P33">Environnement (déf ?) santé</text:p>
          </table:table-cell>
        </table:table-row>
        <table:table-row>
          <table:table-cell table:style-name="Tableau3.A1" office:value-type="string">
            <text:p text:style-name="P33">Obligation de compensation</text:p>
          </table:table-cell>
          <table:table-cell table:style-name="Tableau3.A1" office:value-type="string">
            <text:p text:style-name="P33"><text:s/>?</text:p>
          </table:table-cell>
          <table:table-cell table:style-name="Tableau3.A1" office:value-type="string">
            <text:p text:style-name="P33">oui</text:p>
          </table:table-cell>
          <table:table-cell table:style-name="Tableau3.A1" office:value-type="string">
            <text:p text:style-name="P33">oui</text:p>
          </table:table-cell>
        </table:table-row>
        <table:table-row>
          <table:table-cell table:style-name="Tableau3.A1" office:value-type="string">
            <text:p text:style-name="P33">Précision des modalités</text:p>
          </table:table-cell>
          <table:table-cell table:style-name="Tableau3.A1" office:value-type="string">
            <text:p text:style-name="P33">Lieu, surface, nature de la compensation</text:p>
          </table:table-cell>
          <table:table-cell table:style-name="Tableau3.A1" office:value-type="string">
            <text:p text:style-name="P33">non</text:p>
          </table:table-cell>
          <table:table-cell table:style-name="Tableau3.A1" office:value-type="string">
            <text:p text:style-name="P33">Non</text:p>
          </table:table-cell>
        </table:table-row>
      </table:table>
      <text:p text:style-name="P44">Nécessité d’harmonisation de la réglementation</text:p>
      <text:p text:style-name="P18"/>
      <table:table table:name="Tableau5" table:style-name="Tableau5">
        <table:table-column table:style-name="Tableau5.A"/>
        <table:table-row>
          <table:table-cell table:style-name="Tableau5.A1" office:value-type="string">
            <text:p text:style-name="P20"><text:span text:style-name="Default_20_Paragraph_20_Font"><text:span text:style-name="T12">Problème de l’étude d’impact : maitre d’ouvrage à la fois juge et partie + role des bureaux d’étude.</text:span></text:span></text:p>
            <text:p text:style-name="P20"><text:span text:style-name="Default_20_Paragraph_20_Font"><text:span text:style-name="T12">Etude d’impact formalité procédurale ? rapport entre le cout de l’étude d’impact et le cout total du projet !</text:span></text:span></text:p>
            <text:p text:style-name="P26"/>
            <text:p text:style-name="P29"><text:span text:style-name="Default_20_Paragraph_20_Font"><text:span text:style-name="T12">L’étude d’impact n’est pas un acte faisant grief : en recours ne peut pas être formé sur cette seule base. Or, c’est souvent le seul document dans lequel les mesures compensatoires sont énumérées. Seul un recours à l’encontre dl’autorisation administrative prise sur la base de l’étude d’impact est possible.</text:span></text:span></text:p>
            <text:p text:style-name="P24"/>
          </table:table-cell>
        </table:table-row>
      </table:table>
      <text:p text:style-name="P36"/>
      <text:p text:style-name="P14">Natura 2000</text:p>
      <text:p text:style-name="P14"><text:soft-page-break/>Ces mesures compensatoires sont à la charge du bénéficiaire des travaux, de l’ouvrage ou de l’aménagement ». Or, ces mesures ne sont destinées qu’à permettre le maintien de la cohérence globale du réseau Natura 2000.Du milieu atteint et de la faune qui le colonise, point</text:p>
      <text:p text:style-name="P14">n’est question : ils sont purement et simplement sacrifiés sur l’autel de l’aménagement au prétexte du rétablissement de cette cohérence par la sauvegarde d’un autre milieu.</text:p>
      <text:p text:style-name="P14"/>
      <text:p text:style-name="P2"><text:span text:style-name="Default_20_Paragraph_20_Font"><text:span text:style-name="T1">JURISPRUDENCE CJCE</text:span></text:span></text:p>
      <text:p text:style-name="Standard"><text:span text:style-name="Default_20_Paragraph_20_Font"><text:span text:style-name="T23"/></text:span></text:p>
      <table:table table:name="Tableau2" table:style-name="Tableau2">
        <table:table-column table:style-name="Tableau2.A"/>
        <table:table-row>
          <table:table-cell table:style-name="Tableau2.A1" office:value-type="string">
            <text:p text:style-name="P11">Bureaux d’étude</text:p>
          </table:table-cell>
        </table:table-row>
        <table:table-row>
          <table:table-cell table:style-name="Tableau2.A1" office:value-type="string">
            <text:p text:style-name="P11">Qualité des dossiers insuffisante selon la CNPN :</text:p>
            <text:p text:style-name="P11">Évaluation de la présence d’espèce protégée trop tardive ;</text:p>
          </table:table-cell>
        </table:table-row>
      </table:table>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mily-generic="system" style:font-pitch="variable" style:font-charset="x-symbol"/>
    <style:font-face style:name="Wingdings" svg:font-family="Wingdings" style:font-family-generic="system" style:font-pitch="variable" style:font-charset="x-symbol"/>
    <style:font-face style:name="Palatino-Italic" svg:font-family="Palatino-Italic" style:font-family-generic="roman"/>
    <style:font-face style:name="Palatino-Roman" svg:font-family="Palatino-Roman" style:font-family-generic="roman"/>
    <style:font-face style:name="Avenir-Book" svg:font-family="Avenir-Book" style:font-family-generic="swiss"/>
    <style:font-face style:name="FreeSans" svg:font-family="FreeSans" style:font-family-generic="swiss"/>
    <style:font-face style:name="HelveticaNeue-Roman" svg:font-family="HelveticaNeue-Roman" style:font-family-generic="swiss"/>
    <style:font-face style:name="Univers-Bold" svg:font-family="Univers-Bold" style:font-family-generic="swiss"/>
    <style:font-face style:name="Univers-Light" svg:font-family="Univers-Light" style:font-family-generic="swiss"/>
    <style:font-face style:name="Wilke-Roman" svg:font-family="Wilke-Roman" style:font-family-generic="swiss"/>
    <style:font-face style:name="Rpxr" svg:font-family="Rpxr" style:font-family-generic="system"/>
    <style:font-face style:name="TimesNewRomanPSMT" svg:font-family="TimesNewRomanPSMT" style:font-family-generic="system"/>
    <style:font-face style:name="Courier New" svg:font-family="'Courier New'" style:font-family-generic="modern" style:font-pitch="fixed"/>
    <style:font-face style:name="LKLUG" svg:font-family="LKLUG"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true" style:font-name-asian="Droid Sans Fallback"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true" fo:background-color="transparent" style:font-name-asian="Droid Sans Fallback"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roman" style:font-pitch="variable" fo:font-size="14pt" style:font-size-asian="14pt" style:font-name-complex="FreeSans" style:font-family-complex="FreeSans" style:font-family-generic-complex="swiss" style:font-size-complex="14pt" fo:hyphenate="false"/>
    </style:style>
    <style:style style:name="Text_20_body" style:display-name="Text body" style:family="paragraph" style:parent-style-name="Standard" style:class="text">
      <style:paragraph-properties fo:margin-top="0cm" fo:margin-bottom="0.247cm" style:contextual-spacing="false" fo:line-height="120%" fo:orphans="0" fo:widows="0" fo:hyphenation-ladder-count="no-limit"/>
      <style:text-properties style:font-name="Liberation Serif" fo:font-family="'Liberation Serif'" style:font-family-generic="roman" style:font-pitch="variable" fo:font-size="12pt" style:font-size-asian="12pt" style:language-asian="zh" style:country-asian="CN" style:font-name-complex="FreeSans" style:font-family-complex="FreeSans" style:font-family-generic-complex="swiss" style:font-size-complex="12pt" style:language-complex="hi" style:country-complex="IN" fo:hyphenate="false"/>
    </style:style>
    <style:style style:name="Heading_20_1" style:display-name="Heading 1" style:family="paragraph" style:parent-style-name="Normal" style:next-style-name="Normal" style:default-outline-level="1" style:class="text">
      <style:paragraph-properties fo:margin-top="0.847cm" fo:margin-bottom="0cm" style: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style: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default-outline-level="3" style:class="text">
      <style:paragraph-properties fo:margin-top="0.247cm" fo:margin-bottom="0.212cm" style:contextual-spacing="false" fo:line-height="100%" fo:orphans="0" fo:widows="0" fo:hyphenation-ladder-count="no-limit" fo:keep-with-next="always"/>
      <style:text-properties fo:color="#808080" style:font-name="Liberation Sans" fo:font-family="'Liberation Sans'" style:font-family-generic="roman" style:font-pitch="variable" fo:font-size="14pt" fo:font-weight="bold" style:font-size-asian="14pt" style:language-asian="zh" style:country-asian="CN" style:font-weight-asian="bold" style:font-name-complex="FreeSans" style:font-family-complex="FreeSans" style:font-family-generic-complex="swiss" style:font-size-complex="14pt" style:language-complex="hi" style:country-complex="IN" style:font-weight-complex="bold" fo:hyphenate="false"/>
    </style:style>
    <style:style style:name="Heading_20_4" style:display-name="Heading 4" style:family="paragraph" style:parent-style-name="Standard" style:default-outline-level="4" style:class="text">
      <style:paragraph-properties fo:margin-top="0.212cm" fo:margin-bottom="0.212cm" style:contextual-spacing="false" fo:line-height="100%" fo:orphans="0" fo:widows="0" fo:hyphenation-ladder-count="no-limit" fo:keep-with-next="always"/>
      <style:text-properties fo:color="#808080" style:font-name="Liberation Sans" fo:font-family="'Liberation Sans'" style:font-family-generic="roman" style:font-pitch="variable" fo:font-size="14pt" fo:font-style="italic" fo:font-weight="bold" style:font-size-asian="14pt" style:language-asian="zh" style:country-asian="CN" style:font-style-asian="italic" style:font-weight-asian="bold" style:font-name-complex="FreeSans" style:font-family-complex="FreeSans" style:font-family-generic-complex="swiss" style:font-size-complex="14pt" style:language-complex="hi" style:country-complex="IN"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353cm" fo:margin-bottom="0cm" style: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_20_6" style:display-name="Heading 6" style:family="paragraph" style:parent-style-name="Normal" style:next-style-name="Normal" style:default-outline-level="6" style:class="text">
      <style:paragraph-properties fo:margin-top="0.353cm" fo:margin-bottom="0cm" style:contextual-spacing="false" fo:keep-together="always" fo:hyphenation-ladder-count="no-limit" fo:keep-with-next="always"/>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wiss" fo:hyphenate="false"/>
    </style:style>
    <style:style style:name="Normal_20__28_Web_29_" style:display-name="Normal (Web)" style:family="paragraph" style:parent-style-name="Normal">
      <style:paragraph-properties fo:margin-top="0.176cm" fo:margin-bottom="0.176cm" style:contextual-spacing="false" fo:line-height="100%" fo:orphans="2" fo:widows="2" fo:hyphenation-ladder-count="no-limit" style:vertical-align="auto"/>
      <style:text-properties style:font-name="Times New Roman" fo:font-family="'Times New Roman'" style:font-family-generic="roman" style:font-pitch="variable" fo:font-size="12pt" style:letter-kerning="fals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tru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No_20_Spacing" style:display-name="No Spacing" style:family="paragraph">
      <style:paragraph-properties fo:margin-top="0cm" fo:margin-bottom="0cm" style:contextual-spacing="false" fo:line-height="100%" fo:hyphenation-ladder-count="no-limit"/>
      <style:text-properties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Heading_20_3_20_Char" style:display-name="Heading 3 Char" style:family="text" style:parent-style-name="Default_20_Paragraph_20_Font">
      <style:text-properties fo:color="#808080" style:font-name="Liberation Sans" fo:font-family="'Liberation Sans'" style:font-family-generic="roman" style:font-pitch="variable" fo:font-size="14pt" fo:font-weight="bold" style:letter-kerning="true" style:font-name-asian="Droid Sans Fallback" style:font-family-asian="'Droid Sans Fallback'" style:font-family-generic-asian="system" style:font-pitch-asian="variable" style:font-size-asian="14pt" style:language-asian="zh" style:country-asian="CN" style:font-weight-asian="bold" style:font-name-complex="FreeSans" style:font-family-complex="FreeSans" style:font-family-generic-complex="swiss" style:font-size-complex="14pt" style:language-complex="hi" style:country-complex="IN" style:font-weight-complex="bold"/>
    </style:style>
    <style:style style:name="Heading_20_4_20_Char" style:display-name="Heading 4 Char" style:family="text" style:parent-style-name="Default_20_Paragraph_20_Font">
      <style:text-properties fo:color="#808080" style:font-name="Liberation Sans" fo:font-family="'Liberation Sans'" style:font-family-generic="roman" style:font-pitch="variable" fo:font-size="14pt" fo:font-style="italic" fo:font-weight="bold" style:letter-kerning="true" style:font-name-asian="Droid Sans Fallback" style:font-family-asian="'Droid Sans Fallback'" style:font-family-generic-asian="system" style:font-pitch-asian="variable" style:font-size-asian="14pt" style:language-asian="zh" style:country-asian="CN" style:font-style-asian="italic" style:font-weight-asian="bold" style:font-name-complex="FreeSans" style:font-family-complex="FreeSans" style:font-family-generic-complex="swiss" style:font-size-complex="14pt" style:language-complex="hi" style:country-complex="IN" style:font-style-complex="italic" style:font-weight-complex="bold"/>
    </style:style>
    <style:style style:name="ListLabel_20_1" style:display-name="ListLabel 1" style:family="text">
      <style:text-properties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ListLabel_20_2" style:display-name="ListLabel 2" style:family="text">
      <style:text-properties style:font-name-asian="Droid Sans Fallback" style:font-family-asian="'Droid Sans Fallback'" style:font-family-generic-asian="system" style:font-pitch-asian="variable" style:font-name-complex="FreeSans" style:font-family-complex="FreeSans" style:font-family-generic-complex="swiss"/>
    </style:style>
    <style:style style:name="ListLabel_20_3" style:display-name="ListLabel 3" style:family="text">
      <style:text-properties style:font-name-complex="Courier New" style:font-family-complex="'Courier New'" style:font-family-generic-complex="modern" style:font-pitch-complex="fixed"/>
    </style:style>
    <style:style style:name="WW_5f_CharLFO2LVL1" style:display-name="WW_CharLFO2LVL1"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2LVL2" style:display-name="WW_CharLFO2LVL2"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2LVL3" style:display-name="WW_CharLFO2LVL3"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2LVL4" style:display-name="WW_CharLFO2LVL4"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2LVL5" style:display-name="WW_CharLFO2LVL5"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2LVL6" style:display-name="WW_CharLFO2LVL6"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2LVL7" style:display-name="WW_CharLFO2LVL7"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2LVL8" style:display-name="WW_CharLFO2LVL8"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2LVL9" style:display-name="WW_CharLFO2LVL9"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3LVL1" style:display-name="WW_CharLFO3LVL1"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3LVL2" style:display-name="WW_CharLFO3LVL2"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3LVL3" style:display-name="WW_CharLFO3LVL3"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3LVL4" style:display-name="WW_CharLFO3LVL4"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3LVL5" style:display-name="WW_CharLFO3LVL5"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3LVL6" style:display-name="WW_CharLFO3LVL6"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3LVL7" style:display-name="WW_CharLFO3LVL7"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3LVL8" style:display-name="WW_CharLFO3LVL8"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3LVL9" style:display-name="WW_CharLFO3LVL9"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WW_5f_CharLFO5LVL1" style:display-name="WW_CharLFO5LVL1" style:family="text">
      <style:text-properties style:font-name-asian="Droid Sans Fallback" style:font-family-asian="'Droid Sans Fallback'" style:font-family-generic-asian="system" style:font-pitch-asian="variable" style:font-name-complex="FreeSans" style:font-family-complex="FreeSans" style:font-family-generic-complex="swiss"/>
    </style:style>
    <style:style style:name="WW_5f_CharLFO5LVL2" style:display-name="WW_CharLFO5LVL2" style:family="text">
      <style:text-properties style:font-name-complex="Courier New" style:font-family-complex="'Courier New'" style:font-family-generic-complex="modern" style:font-pitch-complex="fixed"/>
    </style:style>
    <style:style style:name="WW_5f_CharLFO5LVL5" style:display-name="WW_CharLFO5LVL5" style:family="text">
      <style:text-properties style:font-name-complex="Courier New" style:font-family-complex="'Courier New'" style:font-family-generic-complex="modern" style:font-pitch-complex="fixed"/>
    </style:style>
    <style:style style:name="WW_5f_CharLFO5LVL8" style:display-name="WW_CharLFO5LVL8" style:family="text">
      <style:text-properties style:font-name-complex="Courier New" style:font-family-complex="'Courier New'" style:font-family-generic-complex="modern" style:font-pitch-complex="fixe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WW_5f_CharLFO10LVL1" style:display-name="WW_CharLFO10LVL1" style:family="text">
      <style:text-properties style:font-name="Wingdings" fo:font-family="Wingdings" style:font-family-generic="system" style:font-pitch="variable" style:font-charset="x-symbol" style:font-name-asian="Droid Sans Fallback" style:font-family-asian="'Droid Sans Fallback'" style:font-family-generic-asian="system" style:font-pitch-asian="variable" style:font-name-complex="Calibri" style:font-family-complex="Calibri" style:font-family-generic-complex="swiss" style:font-pitch-complex="variable"/>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Wilke-Roman" fo:font-family="Wilke-Roman" style:font-family-generic="swiss" style:font-name-asian="Droid Sans Fallback" style:font-family-asian="'Droid Sans Fallback'" style:font-family-generic-asian="system" style:font-pitch-asian="variable" style:font-name-complex="Wilke-Roman" style:font-family-complex="Wilke-Roman" style:font-family-generic-complex="swiss"/>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1">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_5f_1" style:display-name="No List_1">
      <text:list-level-style-number text:level="1" style:num-suffix="." style:num-format="">
        <style:list-level-properties/>
      </text:list-level-style-number>
      <text:list-level-style-number text:level="2" style:num-suffix="." style:num-format="">
        <style:list-level-properties/>
      </text:list-level-style-number>
      <text:list-level-style-number text:level="3" style:num-suffix="." style:num-format="">
        <style:list-level-properties/>
      </text:list-level-style-number>
      <text:list-level-style-number text:level="4" style:num-suffix="." style:num-format="">
        <style:list-level-properties/>
      </text:list-level-style-number>
      <text:list-level-style-number text:level="5" style:num-suffix="." style:num-format="">
        <style:list-level-properties/>
      </text:list-level-style-number>
      <text:list-level-style-number text:level="6" style:num-suffix="." style:num-format="">
        <style:list-level-properties/>
      </text:list-level-style-number>
      <text:list-level-style-number text:level="7" style:num-suffix="." style:num-format="">
        <style:list-level-properties/>
      </text:list-level-style-number>
      <text:list-level-style-number text:level="8" style:num-suffix="." style:num-format="">
        <style:list-level-properties/>
      </text:list-level-style-number>
      <text:list-level-style-number text:level="9" style:num-suffix="."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style:text-properties style:font-name="Times New Roman"/>
      </text:list-level-style-bullet>
      <text:list-level-style-bullet text:level="2" text:style-name="WW_5f_CharLFO5LVL2" text:bullet-char="o">
        <style:list-level-properties/>
        <style:text-properties style:font-name="Times New Roman"/>
      </text:list-level-style-bullet>
      <text:list-level-style-bullet text:level="3" text:bullet-char="">
        <style:list-level-properties/>
      </text:list-level-style-bullet>
      <text:list-level-style-bullet text:level="4" text:bullet-char="">
        <style:list-level-properties/>
      </text:list-level-style-bullet>
      <text:list-level-style-bullet text:level="5" text:style-name="WW_5f_CharLFO5LVL5" text:bullet-char="o">
        <style:list-level-properties/>
        <style:text-properties style:font-name="Times New Roman"/>
      </text:list-level-style-bullet>
      <text:list-level-style-bullet text:level="6" text:bullet-char="">
        <style:list-level-properties/>
      </text:list-level-style-bullet>
      <text:list-level-style-bullet text:level="7" text:bullet-char="">
        <style:list-level-properties/>
      </text:list-level-style-bullet>
      <text:list-level-style-bullet text:level="8" text:style-name="WW_5f_CharLFO5LVL8" text:bullet-char="o">
        <style:list-level-properties/>
        <style:text-properties style:font-name="Times New Roman"/>
      </text:list-level-style-bullet>
      <text:list-level-style-bullet text:level="9" text:bullet-char="">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meta:initial-creator>Stagiaire - Benjamin - ENHESA</meta:initial-creator>
    <meta:creation-date>2014-08-27T12:09:00Z</meta:creation-date>
    <dc:date>2014-09-03T22:00:43.765826957</dc:date>
    <meta:editing-cycles>16</meta:editing-cycles>
    <meta:editing-duration>P2DT18H37M25S</meta:editing-duration>
    <meta:document-statistic meta:table-count="6" meta:image-count="0" meta:object-count="0" meta:page-count="13" meta:paragraph-count="135" meta:word-count="3692" meta:character-count="24606" meta:non-whitespace-character-count="2100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